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3.537cm"/>
    </style:style>
    <style:style style:name="co2" style:family="table-column">
      <style:table-column-properties fo:break-before="auto" style:column-width="7.361cm"/>
    </style:style>
    <style:style style:name="co3" style:family="table-column">
      <style:table-column-properties fo:break-before="auto" style:column-width="6.68cm"/>
    </style:style>
    <style:style style:name="co4" style:family="table-column">
      <style:table-column-properties fo:break-before="auto" style:column-width="7.525cm"/>
    </style:style>
    <style:style style:name="co5" style:family="table-column">
      <style:table-column-properties fo:break-before="auto" style:column-width="6.899cm"/>
    </style:style>
    <style:style style:name="co6" style:family="table-column">
      <style:table-column-properties fo:break-before="auto" style:column-width="7.251cm"/>
    </style:style>
    <style:style style:name="co7" style:family="table-column">
      <style:table-column-properties fo:break-before="auto" style:column-width="6.625cm"/>
    </style:style>
    <style:style style:name="co8" style:family="table-column">
      <style:table-column-properties fo:break-before="auto" style:column-width="5.673cm"/>
    </style:style>
    <style:style style:name="co9" style:family="table-column">
      <style:table-column-properties fo:break-before="auto" style:column-width="4.42cm"/>
    </style:style>
    <style:style style:name="co10" style:family="table-column">
      <style:table-column-properties fo:break-before="auto" style:column-width="13.324cm"/>
    </style:style>
    <style:style style:name="co11" style:family="table-column">
      <style:table-column-properties fo:break-before="auto" style:column-width="2.258cm"/>
    </style:style>
    <style:style style:name="co12" style:family="table-column">
      <style:table-column-properties fo:break-before="auto" style:column-width="6.299cm"/>
    </style:style>
    <style:style style:name="co13" style:family="table-column">
      <style:table-column-properties fo:break-before="auto" style:column-width="2.949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ackground-color="#468a1a"/>
    </style:style>
  </office:automatic-styles>
  <office:body>
    <office:spreadsheet>
      <table:calculation-settings table:automatic-find-labels="false" table:use-regular-expressions="false" table:use-wildcards="true"/>
      <table:table table:name="ComparisonResult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number-columns-repeated="2" table:default-cell-style-name="Default"/>
        <table:table-row table:style-name="ro1">
          <table:table-cell office:value-type="string" calcext:value-type="string">
            <text:p>Name</text:p>
          </table:table-cell>
          <table:table-cell office:value-type="string" calcext:value-type="string">
            <text:p>wholeBenchmarkRun/vanillaHydra_OutCome</text:p>
          </table:table-cell>
          <table:table-cell office:value-type="string" calcext:value-type="string">
            <text:p>simulate8Algo/portfolio_1_1_6_Outcome</text:p>
          </table:table-cell>
          <table:table-cell office:value-type="string" calcext:value-type="string">
            <text:p>wholeBenchmarkRun/vanillaHydra_TotalSplits</text:p>
          </table:table-cell>
          <table:table-cell office:value-type="string" calcext:value-type="string">
            <text:p>simulate8Algo/portfolio_1_1_6_TotalSplits</text:p>
          </table:table-cell>
          <table:table-cell office:value-type="string" calcext:value-type="string">
            <text:p>wholeBenchmarkRun/vanillaHydra_RunTime</text:p>
          </table:table-cell>
          <table:table-cell office:value-type="string" calcext:value-type="string">
            <text:p>simulate8Algo/portfolio_1_1_6_RunTime</text:p>
          </table:table-cell>
          <table:table-cell office:value-type="string" calcext:value-type="string">
            <text:p>Who Performed Better</text:p>
          </table:table-cell>
          <table:table-cell office:value-type="string" calcext:value-type="string">
            <text:p>By How Much Percentage</text:p>
          </table:table-cell>
          <table:table-cell office:value-type="string" calcext:value-type="string">
            <text:p>simulate8Algo/portfolio_1_1_6 TimedOut but not wholeBenchmarkRun/vanillaHydra</text:p>
          </table:table-cell>
          <table:table-cell office:value-type="string" calcext:value-type="string">
            <text:p>wholeBenchmarkRun/vanillaHydra TimedOut but not simulate8Algo/portfolio_1_1_6</text:p>
          </table:table-cell>
        </table:table-row>
        <table:table-row table:style-name="ro1">
          <table:table-cell office:value-type="string" calcext:value-type="string">
            <text:p>32_7_cilled_const_ok_linux-32_1-drivers--staging--keucr--keucr.ko-ldv_main1_sequence_infinite_withcheck_stateful.cil.out.i.bpl.txt</text:p>
          </table:table-cell>
          <table:table-cell table:number-columns-repeated="2" office:value-type="string" calcext:value-type="string">
            <text:p>NOK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9.033011" calcext:value-type="float">
            <text:p>9.033011</text:p>
          </table:table-cell>
          <table:table-cell office:value-type="float" office:value="13.396194" calcext:value-type="float">
            <text:p>13.396194</text:p>
          </table:table-cell>
          <table:table-cell office:value-type="string" calcext:value-type="string">
            <text:p>wholeBenchmarkRun/vanillaHydra</text:p>
          </table:table-cell>
          <table:table-cell office:value-type="float" office:value="-48.3026423858" calcext:value-type="float">
            <text:p>-48.302642385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nux-3.12-rc1.tar.xz-144_2a-drivers--media--usb--gspca--gspca_main.ko-entry_point.cil.out.i.bpl.txt</text:p>
          </table:table-cell>
          <table:table-cell table:number-columns-repeated="2" office:value-type="string" calcext:value-type="string">
            <text:p>NOK</text:p>
          </table:table-cell>
          <table:table-cell office:value-type="float" office:value="10" calcext:value-type="float">
            <text:p>10</text:p>
          </table:table-cell>
          <table:table-cell office:value-type="float" office:value="152" calcext:value-type="float">
            <text:p>152</text:p>
          </table:table-cell>
          <table:table-cell office:value-type="float" office:value="26.508437" calcext:value-type="float">
            <text:p>26.508437</text:p>
          </table:table-cell>
          <table:table-cell office:value-type="float" office:value="31.130496" calcext:value-type="float">
            <text:p>31.130496</text:p>
          </table:table-cell>
          <table:table-cell office:value-type="string" calcext:value-type="string">
            <text:p>wholeBenchmarkRun/vanillaHydra</text:p>
          </table:table-cell>
          <table:table-cell office:value-type="float" office:value="-17.4361807902895" calcext:value-type="float">
            <text:p>-17.436180790289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nux-4.0-rc1---drivers--block--nvme.ko.cil.i.bpl.txt</text:p>
          </table:table-cell>
          <table:table-cell table:number-columns-repeated="2" office:value-type="string" calcext:value-type="string">
            <text:p>NOK</text:p>
          </table:table-cell>
          <table:table-cell office:value-type="float" office:value="387" calcext:value-type="float">
            <text:p>387</text:p>
          </table:table-cell>
          <table:table-cell office:value-type="float" office:value="312" calcext:value-type="float">
            <text:p>312</text:p>
          </table:table-cell>
          <table:table-cell office:value-type="float" office:value="130.482831" calcext:value-type="float">
            <text:p>130.482831</text:p>
          </table:table-cell>
          <table:table-cell office:value-type="float" office:value="152.127498" calcext:value-type="float">
            <text:p>152.127498</text:p>
          </table:table-cell>
          <table:table-cell office:value-type="string" calcext:value-type="string">
            <text:p>wholeBenchmarkRun/vanillaHydra</text:p>
          </table:table-cell>
          <table:table-cell office:value-type="float" office:value="-16.5881341124489" calcext:value-type="float">
            <text:p>-16.588134112448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nux-3.8-rc1-32_7a-drivers--net--wireless--mwl8k.ko-ldv_main0.cil.out.i.bpl.txt</text:p>
          </table:table-cell>
          <table:table-cell table:number-columns-repeated="2" office:value-type="string" calcext:value-type="string">
            <text:p>NOK</text:p>
          </table:table-cell>
          <table:table-cell office:value-type="float" office:value="2" calcext:value-type="float">
            <text:p>2</text:p>
          </table:table-cell>
          <table:table-cell office:value-type="float" office:value="40" calcext:value-type="float">
            <text:p>40</text:p>
          </table:table-cell>
          <table:table-cell office:value-type="float" office:value="4.910731" calcext:value-type="float">
            <text:p>4.910731</text:p>
          </table:table-cell>
          <table:table-cell office:value-type="float" office:value="5.54935499999999" calcext:value-type="float">
            <text:p>5.54935499999999</text:p>
          </table:table-cell>
          <table:table-cell office:value-type="string" calcext:value-type="string">
            <text:p>wholeBenchmarkRun/vanillaHydra</text:p>
          </table:table-cell>
          <table:table-cell office:value-type="float" office:value="-13.0046626459481" calcext:value-type="float">
            <text:p>-13.004662645948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2_7_cilled_const_ok_linux-32_1-drivers--isdn--capi--kernelcapi.ko-ldv_main3_sequence_infinite_withcheck_stateful.cil.out.i.bpl.txt</text:p>
          </table:table-cell>
          <table:table-cell table:number-columns-repeated="2" office:value-type="string" calcext:value-type="string">
            <text:p>NOK</text:p>
          </table:table-cell>
          <table:table-cell office:value-type="float" office:value="2" calcext:value-type="float">
            <text:p>2</text:p>
          </table:table-cell>
          <table:table-cell office:value-type="float" office:value="35" calcext:value-type="float">
            <text:p>35</text:p>
          </table:table-cell>
          <table:table-cell office:value-type="float" office:value="2.491146" calcext:value-type="float">
            <text:p>2.491146</text:p>
          </table:table-cell>
          <table:table-cell office:value-type="float" office:value="2.688765" calcext:value-type="float">
            <text:p>2.688765</text:p>
          </table:table-cell>
          <table:table-cell office:value-type="string" calcext:value-type="string">
            <text:p>wholeBenchmarkRun/vanillaHydra</text:p>
          </table:table-cell>
          <table:table-cell office:value-type="float" office:value="-7.93285499926524" calcext:value-type="float">
            <text:p>-7.9328549992652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2_7_cilled_const_ok_linux-32_1-drivers--input--mouse--synaptics_usb.ko-ldv_main0_sequence_infinite_withcheck_stateful.cil.out.i.bpl.txt</text:p>
          </table:table-cell>
          <table:table-cell table:number-columns-repeated="2" office:value-type="string" calcext:value-type="string">
            <text:p>NOK</text:p>
          </table:table-cell>
          <table:table-cell office:value-type="float" office:value="2" calcext:value-type="float">
            <text:p>2</text:p>
          </table:table-cell>
          <table:table-cell office:value-type="float" office:value="16" calcext:value-type="float">
            <text:p>16</text:p>
          </table:table-cell>
          <table:table-cell office:value-type="float" office:value="1.749201" calcext:value-type="float">
            <text:p>1.749201</text:p>
          </table:table-cell>
          <table:table-cell office:value-type="float" office:value="1.882336" calcext:value-type="float">
            <text:p>1.882336</text:p>
          </table:table-cell>
          <table:table-cell office:value-type="string" calcext:value-type="string">
            <text:p>wholeBenchmarkRun/vanillaHydra</text:p>
          </table:table-cell>
          <table:table-cell office:value-type="float" office:value="-7.61118933730311" calcext:value-type="float">
            <text:p>-7.611189337303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2_7_cilled_const_ok_linux-32_1-drivers--media--dvb--dvb-usb--dvb-usb-dib0700.ko-ldv_main0_sequence_infinite_withcheck_stateful.cil.out.i.bpl.txt</text:p>
          </table:table-cell>
          <table:table-cell table:number-columns-repeated="2" office:value-type="string" calcext:value-type="string">
            <text:p>NOK</text:p>
          </table:table-cell>
          <table:table-cell office:value-type="float" office:value="2" calcext:value-type="float">
            <text:p>2</text:p>
          </table:table-cell>
          <table:table-cell office:value-type="float" office:value="43" calcext:value-type="float">
            <text:p>43</text:p>
          </table:table-cell>
          <table:table-cell office:value-type="float" office:value="7.947069" calcext:value-type="float">
            <text:p>7.947069</text:p>
          </table:table-cell>
          <table:table-cell office:value-type="float" office:value="8.469652" calcext:value-type="float">
            <text:p>8.469652</text:p>
          </table:table-cell>
          <table:table-cell office:value-type="string" calcext:value-type="string">
            <text:p>wholeBenchmarkRun/vanillaHydra</text:p>
          </table:table-cell>
          <table:table-cell office:value-type="float" office:value="-6.57579542847811" calcext:value-type="float">
            <text:p>-6.5757954284781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in0_drivers-net-wireless-ath-carl9170-carl9170-ko--32_7a--8a9f335-1.i.bpl.txt</text:p>
          </table:table-cell>
          <table:table-cell table:number-columns-repeated="2" office:value-type="string" calcext:value-type="string">
            <text:p>NOK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float" office:value="32.46994" calcext:value-type="float">
            <text:p>32.46994</text:p>
          </table:table-cell>
          <table:table-cell office:value-type="float" office:value="34.247124" calcext:value-type="float">
            <text:p>34.247124</text:p>
          </table:table-cell>
          <table:table-cell office:value-type="string" calcext:value-type="string">
            <text:p>wholeBenchmarkRun/vanillaHydra</text:p>
          </table:table-cell>
          <table:table-cell office:value-type="float" office:value="-5.47332086231146" calcext:value-type="float">
            <text:p>-5.4733208623114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nux-4.2-rc1.tar.xz-08_1a-drivers--scsi--sg.ko-entry_point.cil.out.i.bpl.txt</text:p>
          </table:table-cell>
          <table:table-cell table:number-columns-repeated="2" office:value-type="string" calcext:value-type="string">
            <text:p>NOK</text:p>
          </table:table-cell>
          <table:table-cell office:value-type="float" office:value="12" calcext:value-type="float">
            <text:p>12</text:p>
          </table:table-cell>
          <table:table-cell office:value-type="float" office:value="207" calcext:value-type="float">
            <text:p>207</text:p>
          </table:table-cell>
          <table:table-cell office:value-type="float" office:value="97.265551" calcext:value-type="float">
            <text:p>97.265551</text:p>
          </table:table-cell>
          <table:table-cell office:value-type="float" office:value="102.215108" calcext:value-type="float">
            <text:p>102.215108</text:p>
          </table:table-cell>
          <table:table-cell office:value-type="string" calcext:value-type="string">
            <text:p>wholeBenchmarkRun/vanillaHydra</text:p>
          </table:table-cell>
          <table:table-cell office:value-type="float" office:value="-5.08870504419392" calcext:value-type="float">
            <text:p>-5.0887050441939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2_7a_cilled_linux-3.8-rc1-32_7a-drivers--net--can--softing--softing.ko-ldv_main0_sequence_infinite_withcheck_stateful.cil.out.i.bpl.txt</text:p>
          </table:table-cell>
          <table:table-cell table:number-columns-repeated="2" office:value-type="string" calcext:value-type="string">
            <text:p>NOK</text:p>
          </table:table-cell>
          <table:table-cell office:value-type="float" office:value="2" calcext:value-type="float">
            <text:p>2</text:p>
          </table:table-cell>
          <table:table-cell office:value-type="float" office:value="27" calcext:value-type="float">
            <text:p>27</text:p>
          </table:table-cell>
          <table:table-cell office:value-type="float" office:value="2.218268" calcext:value-type="float">
            <text:p>2.218268</text:p>
          </table:table-cell>
          <table:table-cell office:value-type="float" office:value="2.317026" calcext:value-type="float">
            <text:p>2.317026</text:p>
          </table:table-cell>
          <table:table-cell office:value-type="string" calcext:value-type="string">
            <text:p>wholeBenchmarkRun/vanillaHydra</text:p>
          </table:table-cell>
          <table:table-cell office:value-type="float" office:value="-4.45203194564408" calcext:value-type="float">
            <text:p>-4.452031945644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2_7a_cilled_linux-3.8-rc1-32_7a-fs--ubifs--ubifs.ko-ldv_main2_sequence_infinite_withcheck_stateful.cil.out.i.bpl.txt</text:p>
          </table:table-cell>
          <table:table-cell table:number-columns-repeated="2" office:value-type="string" calcext:value-type="string">
            <text:p>NOK</text:p>
          </table:table-cell>
          <table:table-cell office:value-type="float" office:value="2" calcext:value-type="float">
            <text:p>2</text:p>
          </table:table-cell>
          <table:table-cell office:value-type="float" office:value="32" calcext:value-type="float">
            <text:p>32</text:p>
          </table:table-cell>
          <table:table-cell office:value-type="float" office:value="7.86424600000001" calcext:value-type="float">
            <text:p>7.86424600000001</text:p>
          </table:table-cell>
          <table:table-cell office:value-type="float" office:value="8.187905" calcext:value-type="float">
            <text:p>8.187905</text:p>
          </table:table-cell>
          <table:table-cell office:value-type="string" calcext:value-type="string">
            <text:p>wholeBenchmarkRun/vanillaHydra</text:p>
          </table:table-cell>
          <table:table-cell office:value-type="float" office:value="-4.11557573351586" calcext:value-type="float">
            <text:p>-4.1155757335158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2_7a_cilled_linux-3.8-rc1-32_7a-drivers--usb--core--usbcore.ko-ldv_main1_sequence_infinite_withcheck_stateful.cil.out.i.bpl.txt</text:p>
          </table:table-cell>
          <table:table-cell table:number-columns-repeated="2" office:value-type="string" calcext:value-type="string">
            <text:p>NOK</text:p>
          </table:table-cell>
          <table:table-cell office:value-type="float" office:value="2" calcext:value-type="float">
            <text:p>2</text:p>
          </table:table-cell>
          <table:table-cell office:value-type="float" office:value="56" calcext:value-type="float">
            <text:p>56</text:p>
          </table:table-cell>
          <table:table-cell office:value-type="float" office:value="51.977929" calcext:value-type="float">
            <text:p>51.977929</text:p>
          </table:table-cell>
          <table:table-cell office:value-type="float" office:value="53.747936" calcext:value-type="float">
            <text:p>53.747936</text:p>
          </table:table-cell>
          <table:table-cell office:value-type="string" calcext:value-type="string">
            <text:p>wholeBenchmarkRun/vanillaHydra</text:p>
          </table:table-cell>
          <table:table-cell office:value-type="float" office:value="-3.40530497088485" calcext:value-type="float">
            <text:p>-3.4053049708848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2_7a_cilled_linux-3.8-rc1-32_7a-drivers--gpu--drm--vmwgfx--vmwgfx.ko-ldv_main2_sequence_infinite_withcheck_stateful.cil.out.i.bpl.txt</text:p>
          </table:table-cell>
          <table:table-cell table:number-columns-repeated="2" office:value-type="string" calcext:value-type="string">
            <text:p>NOK</text:p>
          </table:table-cell>
          <table:table-cell office:value-type="float" office:value="2" calcext:value-type="float">
            <text:p>2</text:p>
          </table:table-cell>
          <table:table-cell office:value-type="float" office:value="45" calcext:value-type="float">
            <text:p>45</text:p>
          </table:table-cell>
          <table:table-cell office:value-type="float" office:value="39.280659" calcext:value-type="float">
            <text:p>39.280659</text:p>
          </table:table-cell>
          <table:table-cell office:value-type="float" office:value="40.247936" calcext:value-type="float">
            <text:p>40.247936</text:p>
          </table:table-cell>
          <table:table-cell office:value-type="string" calcext:value-type="string">
            <text:p>wholeBenchmarkRun/vanillaHydra</text:p>
          </table:table-cell>
          <table:table-cell office:value-type="float" office:value="-2.46247650784067" calcext:value-type="float">
            <text:p>-2.4624765078406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in11_drivers-usb-core-usbcore-ko--32_7a--linux-3.7.3.i.bpl.txt</text:p>
          </table:table-cell>
          <table:table-cell table:number-columns-repeated="2" office:value-type="string" calcext:value-type="string">
            <text:p>NOK</text:p>
          </table:table-cell>
          <table:table-cell office:value-type="float" office:value="2" calcext:value-type="float">
            <text:p>2</text:p>
          </table:table-cell>
          <table:table-cell office:value-type="float" office:value="25" calcext:value-type="float">
            <text:p>25</text:p>
          </table:table-cell>
          <table:table-cell office:value-type="float" office:value="50.82034" calcext:value-type="float">
            <text:p>50.82034</text:p>
          </table:table-cell>
          <table:table-cell office:value-type="float" office:value="51.849476" calcext:value-type="float">
            <text:p>51.849476</text:p>
          </table:table-cell>
          <table:table-cell office:value-type="string" calcext:value-type="string">
            <text:p>wholeBenchmarkRun/vanillaHydra</text:p>
          </table:table-cell>
          <table:table-cell office:value-type="float" office:value="-2.02504745147316" calcext:value-type="float">
            <text:p>-2.0250474514731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3_1a_cilled_ok_linux-43_1a-drivers--scsi--megaraid--megaraid_mm.ko-ldv_main0_sequence_infinite_withcheck_stateful.cil.out.i.bpl.txt</text:p>
          </table:table-cell>
          <table:table-cell table:number-columns-repeated="2" office:value-type="string" calcext:value-type="string">
            <text:p>NOK</text:p>
          </table:table-cell>
          <table:table-cell office:value-type="float" office:value="8" calcext:value-type="float">
            <text:p>8</text:p>
          </table:table-cell>
          <table:table-cell office:value-type="float" office:value="49" calcext:value-type="float">
            <text:p>49</text:p>
          </table:table-cell>
          <table:table-cell office:value-type="float" office:value="5.112726" calcext:value-type="float">
            <text:p>5.112726</text:p>
          </table:table-cell>
          <table:table-cell office:value-type="float" office:value="5.194831" calcext:value-type="float">
            <text:p>5.194831</text:p>
          </table:table-cell>
          <table:table-cell office:value-type="string" calcext:value-type="string">
            <text:p>wholeBenchmarkRun/vanillaHydra</text:p>
          </table:table-cell>
          <table:table-cell office:value-type="float" office:value="-1.60589478098375" calcext:value-type="float">
            <text:p>-1.6058947809837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2_7a_cilled_linux-3.8-rc1-32_7a-drivers--media--dvb-frontends--stv090x.ko-ldv_main0_sequence_infinite_withcheck_stateful.cil.out.i.bpl.txt</text:p>
          </table:table-cell>
          <table:table-cell table:number-columns-repeated="2" office:value-type="string" calcext:value-type="string">
            <text:p>NOK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3.180509" calcext:value-type="float">
            <text:p>3.180509</text:p>
          </table:table-cell>
          <table:table-cell office:value-type="float" office:value="3.227774" calcext:value-type="float">
            <text:p>3.227774</text:p>
          </table:table-cell>
          <table:table-cell office:value-type="string" calcext:value-type="string">
            <text:p>wholeBenchmarkRun/vanillaHydra</text:p>
          </table:table-cell>
          <table:table-cell office:value-type="float" office:value="-1.48608288799044" calcext:value-type="float">
            <text:p>-1.486082887990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2_7a_cilled_linux-3.8-rc1-32_7a-fs--ecryptfs--ecryptfs.ko-ldv_main1_sequence_infinite_withcheck_stateful.cil.out.i.bpl.txt</text:p>
          </table:table-cell>
          <table:table-cell table:number-columns-repeated="2" office:value-type="string" calcext:value-type="string">
            <text:p>NOK</text:p>
          </table:table-cell>
          <table:table-cell office:value-type="float" office:value="2" calcext:value-type="float">
            <text:p>2</text:p>
          </table:table-cell>
          <table:table-cell office:value-type="float" office:value="39" calcext:value-type="float">
            <text:p>39</text:p>
          </table:table-cell>
          <table:table-cell office:value-type="float" office:value="92.260275" calcext:value-type="float">
            <text:p>92.260275</text:p>
          </table:table-cell>
          <table:table-cell office:value-type="float" office:value="93.170814" calcext:value-type="float">
            <text:p>93.170814</text:p>
          </table:table-cell>
          <table:table-cell office:value-type="string" calcext:value-type="string">
            <text:p>wholeBenchmarkRun/vanillaHydra</text:p>
          </table:table-cell>
          <table:table-cell office:value-type="float" office:value="-0.986924220635572" calcext:value-type="float">
            <text:p>-0.98692422063557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2_7a_cilled_linux-3.8-rc1-32_7a-fs--hfs--hfs.ko-ldv_main6_sequence_infinite_withcheck_stateful.cil.out.i.bpl.txt</text:p>
          </table:table-cell>
          <table:table-cell table:number-columns-repeated="2" office:value-type="string" calcext:value-type="string">
            <text:p>NOK</text:p>
          </table:table-cell>
          <table:table-cell office:value-type="float" office:value="2" calcext:value-type="float">
            <text:p>2</text:p>
          </table:table-cell>
          <table:table-cell office:value-type="float" office:value="42" calcext:value-type="float">
            <text:p>42</text:p>
          </table:table-cell>
          <table:table-cell office:value-type="float" office:value="4.745897" calcext:value-type="float">
            <text:p>4.745897</text:p>
          </table:table-cell>
          <table:table-cell office:value-type="float" office:value="4.776353" calcext:value-type="float">
            <text:p>4.776353</text:p>
          </table:table-cell>
          <table:table-cell office:value-type="string" calcext:value-type="string">
            <text:p>wholeBenchmarkRun/vanillaHydra</text:p>
          </table:table-cell>
          <table:table-cell office:value-type="float" office:value="-0.641733269811742" calcext:value-type="float">
            <text:p>-0.64173326981174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nux-4.0-rc1---drivers--block--rsxx--rsxx.ko.cil.i.bpl.txt</text:p>
          </table:table-cell>
          <table:table-cell table:number-columns-repeated="2" office:value-type="string" calcext:value-type="string">
            <text:p>NOK</text:p>
          </table:table-cell>
          <table:table-cell office:value-type="float" office:value="402" calcext:value-type="float">
            <text:p>402</text:p>
          </table:table-cell>
          <table:table-cell office:value-type="float" office:value="378" calcext:value-type="float">
            <text:p>378</text:p>
          </table:table-cell>
          <table:table-cell office:value-type="float" office:value="163.180789" calcext:value-type="float">
            <text:p>163.180789</text:p>
          </table:table-cell>
          <table:table-cell office:value-type="float" office:value="161.708303" calcext:value-type="float">
            <text:p>161.708303</text:p>
          </table:table-cell>
          <table:table-cell office:value-type="string" calcext:value-type="string">
            <text:p>simulate8Algo/portfolio_1_1_6</text:p>
          </table:table-cell>
          <table:table-cell office:value-type="float" office:value="0.910581567354648" calcext:value-type="float">
            <text:p>0.91058156735464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5_9a_array_unsafes_linux-3.16-rc1.tar.xz-205_9a-drivers--net--ppp--ppp_async.ko-entry_point.cil.out.i.bpl.txt</text:p>
          </table:table-cell>
          <table:table-cell table:number-columns-repeated="2" office:value-type="string" calcext:value-type="string">
            <text:p>NOK</text:p>
          </table:table-cell>
          <table:table-cell office:value-type="float" office:value="8" calcext:value-type="float">
            <text:p>8</text:p>
          </table:table-cell>
          <table:table-cell office:value-type="float" office:value="99" calcext:value-type="float">
            <text:p>99</text:p>
          </table:table-cell>
          <table:table-cell office:value-type="float" office:value="6.962603" calcext:value-type="float">
            <text:p>6.962603</text:p>
          </table:table-cell>
          <table:table-cell office:value-type="float" office:value="6.821386" calcext:value-type="float">
            <text:p>6.821386</text:p>
          </table:table-cell>
          <table:table-cell office:value-type="string" calcext:value-type="string">
            <text:p>simulate8Algo/portfolio_1_1_6</text:p>
          </table:table-cell>
          <table:table-cell office:value-type="float" office:value="2.07020977848198" calcext:value-type="float">
            <text:p>2.0702097784819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2_7a_cilled_linux-3.8-rc1-32_7a-drivers--ata--libata.ko-ldv_main4_sequence_infinite_withcheck_stateful.cil.out.i.bpl.txt</text:p>
          </table:table-cell>
          <table:table-cell table:number-columns-repeated="2" office:value-type="string" calcext:value-type="string">
            <text:p>NOK</text:p>
          </table:table-cell>
          <table:table-cell office:value-type="float" office:value="2" calcext:value-type="float">
            <text:p>2</text:p>
          </table:table-cell>
          <table:table-cell office:value-type="float" office:value="38" calcext:value-type="float">
            <text:p>38</text:p>
          </table:table-cell>
          <table:table-cell office:value-type="float" office:value="49.946746" calcext:value-type="float">
            <text:p>49.946746</text:p>
          </table:table-cell>
          <table:table-cell office:value-type="float" office:value="48.367502" calcext:value-type="float">
            <text:p>48.367502</text:p>
          </table:table-cell>
          <table:table-cell office:value-type="string" calcext:value-type="string">
            <text:p>simulate8Algo/portfolio_1_1_6</text:p>
          </table:table-cell>
          <table:table-cell office:value-type="float" office:value="3.26509316110637" calcext:value-type="float">
            <text:p>3.2650931611063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5_9a_array_unsafes_linux-3.16-rc1.tar.xz-205_9a-drivers--net--wireless--rtl818x--rtl8180--rtl818x_pci.ko-entry_point.cil.out.i.bpl.txt</text:p>
          </table:table-cell>
          <table:table-cell table:number-columns-repeated="2" office:value-type="string" calcext:value-type="string">
            <text:p>NOK</text:p>
          </table:table-cell>
          <table:table-cell office:value-type="float" office:value="7" calcext:value-type="float">
            <text:p>7</text:p>
          </table:table-cell>
          <table:table-cell office:value-type="float" office:value="107" calcext:value-type="float">
            <text:p>107</text:p>
          </table:table-cell>
          <table:table-cell office:value-type="float" office:value="27.371426" calcext:value-type="float">
            <text:p>27.371426</text:p>
          </table:table-cell>
          <table:table-cell office:value-type="float" office:value="25.941538" calcext:value-type="float">
            <text:p>25.941538</text:p>
          </table:table-cell>
          <table:table-cell office:value-type="string" calcext:value-type="string">
            <text:p>simulate8Algo/portfolio_1_1_6</text:p>
          </table:table-cell>
          <table:table-cell office:value-type="float" office:value="5.5119630917797" calcext:value-type="float">
            <text:p>5.511963091779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nux-4.2-rc1.tar.xz-43_2a-drivers--misc--sgi-xp--xpc.ko-entry_point.cil.out.i.bpl.txt</text:p>
          </table:table-cell>
          <table:table-cell table:number-columns-repeated="2" office:value-type="string" calcext:value-type="string">
            <text:p>NOK</text:p>
          </table:table-cell>
          <table:table-cell office:value-type="float" office:value="13" calcext:value-type="float">
            <text:p>13</text:p>
          </table:table-cell>
          <table:table-cell office:value-type="float" office:value="167" calcext:value-type="float">
            <text:p>167</text:p>
          </table:table-cell>
          <table:table-cell office:value-type="float" office:value="37.439393" calcext:value-type="float">
            <text:p>37.439393</text:p>
          </table:table-cell>
          <table:table-cell office:value-type="float" office:value="34.9448" calcext:value-type="float">
            <text:p>34.9448</text:p>
          </table:table-cell>
          <table:table-cell office:value-type="string" calcext:value-type="string">
            <text:p>simulate8Algo/portfolio_1_1_6</text:p>
          </table:table-cell>
          <table:table-cell office:value-type="float" office:value="7.1386672695222" calcext:value-type="float">
            <text:p>7.13866726952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5_9a_array_unsafes_linux-3.16-rc1.tar.xz-205_9a-drivers--net--team--team.ko-entry_point.cil.out.i.bpl.txt</text:p>
          </table:table-cell>
          <table:table-cell table:number-columns-repeated="2" office:value-type="string" calcext:value-type="string">
            <text:p>NOK</text:p>
          </table:table-cell>
          <table:table-cell office:value-type="float" office:value="8" calcext:value-type="float">
            <text:p>8</text:p>
          </table:table-cell>
          <table:table-cell office:value-type="float" office:value="110" calcext:value-type="float">
            <text:p>110</text:p>
          </table:table-cell>
          <table:table-cell office:value-type="float" office:value="32.189098" calcext:value-type="float">
            <text:p>32.189098</text:p>
          </table:table-cell>
          <table:table-cell office:value-type="float" office:value="29.749526" calcext:value-type="float">
            <text:p>29.749526</text:p>
          </table:table-cell>
          <table:table-cell office:value-type="string" calcext:value-type="string">
            <text:p>simulate8Algo/portfolio_1_1_6</text:p>
          </table:table-cell>
          <table:table-cell office:value-type="float" office:value="8.20037267148393" calcext:value-type="float">
            <text:p>8.2003726714839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2_7a_cilled_linux-3.8-rc1-32_7a-fs--ceph--ceph.ko-ldv_main11_sequence_infinite_withcheck_stateful.cil.out.i.bpl.txt</text:p>
          </table:table-cell>
          <table:table-cell table:number-columns-repeated="2" office:value-type="string" calcext:value-type="string">
            <text:p>NOK</text:p>
          </table:table-cell>
          <table:table-cell office:value-type="float" office:value="2" calcext:value-type="float">
            <text:p>2</text:p>
          </table:table-cell>
          <table:table-cell office:value-type="float" office:value="44" calcext:value-type="float">
            <text:p>44</text:p>
          </table:table-cell>
          <table:table-cell office:value-type="float" office:value="22.077012" calcext:value-type="float">
            <text:p>22.077012</text:p>
          </table:table-cell>
          <table:table-cell office:value-type="float" office:value="20.393408" calcext:value-type="float">
            <text:p>20.393408</text:p>
          </table:table-cell>
          <table:table-cell office:value-type="string" calcext:value-type="string">
            <text:p>simulate8Algo/portfolio_1_1_6</text:p>
          </table:table-cell>
          <table:table-cell office:value-type="float" office:value="8.25562848544002" calcext:value-type="float">
            <text:p>8.255628485440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nux-4.2-rc1.tar.xz-08_1a-drivers--scsi--fcoe--fcoe.ko-entry_point.cil.out.i.bpl.txt</text:p>
          </table:table-cell>
          <table:table-cell table:number-columns-repeated="2" office:value-type="string" calcext:value-type="string">
            <text:p>NOK</text:p>
          </table:table-cell>
          <table:table-cell office:value-type="float" office:value="16" calcext:value-type="float">
            <text:p>16</text:p>
          </table:table-cell>
          <table:table-cell office:value-type="float" office:value="151" calcext:value-type="float">
            <text:p>151</text:p>
          </table:table-cell>
          <table:table-cell office:value-type="float" office:value="66.188301" calcext:value-type="float">
            <text:p>66.188301</text:p>
          </table:table-cell>
          <table:table-cell office:value-type="float" office:value="60.376864" calcext:value-type="float">
            <text:p>60.376864</text:p>
          </table:table-cell>
          <table:table-cell office:value-type="string" calcext:value-type="string">
            <text:p>simulate8Algo/portfolio_1_1_6</text:p>
          </table:table-cell>
          <table:table-cell office:value-type="float" office:value="9.62527136222244" calcext:value-type="float">
            <text:p>9.6252713622224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nux-4.2-rc1.tar.xz-08_1a-drivers--net--team--team.ko-entry_point.cil.out.i.bpl.txt</text:p>
          </table:table-cell>
          <table:table-cell table:number-columns-repeated="2" office:value-type="string" calcext:value-type="string">
            <text:p>NOK</text:p>
          </table:table-cell>
          <table:table-cell office:value-type="float" office:value="19" calcext:value-type="float">
            <text:p>19</text:p>
          </table:table-cell>
          <table:table-cell office:value-type="float" office:value="113" calcext:value-type="float">
            <text:p>113</text:p>
          </table:table-cell>
          <table:table-cell office:value-type="float" office:value="116.606467" calcext:value-type="float">
            <text:p>116.606467</text:p>
          </table:table-cell>
          <table:table-cell office:value-type="float" office:value="101.585653" calcext:value-type="float">
            <text:p>101.585653</text:p>
          </table:table-cell>
          <table:table-cell office:value-type="string" calcext:value-type="string">
            <text:p>simulate8Algo/portfolio_1_1_6</text:p>
          </table:table-cell>
          <table:table-cell office:value-type="float" office:value="14.7863537383571" calcext:value-type="float">
            <text:p>14.786353738357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5_9a_array_unsafes_linux-3.16-rc1.tar.xz-205_9a-drivers--net--wireless--at76c50x-usb.ko-entry_point.cil.out.i.bpl.txt</text:p>
          </table:table-cell>
          <table:table-cell table:number-columns-repeated="2" office:value-type="string" calcext:value-type="string">
            <text:p>NOK</text:p>
          </table:table-cell>
          <table:table-cell office:value-type="float" office:value="11" calcext:value-type="float">
            <text:p>11</text:p>
          </table:table-cell>
          <table:table-cell office:value-type="float" office:value="133" calcext:value-type="float">
            <text:p>133</text:p>
          </table:table-cell>
          <table:table-cell office:value-type="float" office:value="39.873971" calcext:value-type="float">
            <text:p>39.873971</text:p>
          </table:table-cell>
          <table:table-cell office:value-type="float" office:value="34.716934" calcext:value-type="float">
            <text:p>34.716934</text:p>
          </table:table-cell>
          <table:table-cell office:value-type="string" calcext:value-type="string">
            <text:p>simulate8Algo/portfolio_1_1_6</text:p>
          </table:table-cell>
          <table:table-cell office:value-type="float" office:value="14.8545289166376" calcext:value-type="float">
            <text:p>14.854528916637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5_9a_array_unsafes_linux-3.16-rc1.tar.xz-205_9a-drivers--net--wan--hdlc_cisco.ko-entry_point.cil.out.i.bpl.txt</text:p>
          </table:table-cell>
          <table:table-cell table:number-columns-repeated="2" office:value-type="string" calcext:value-type="string">
            <text:p>NOK</text:p>
          </table:table-cell>
          <table:table-cell office:value-type="float" office:value="10" calcext:value-type="float">
            <text:p>10</text:p>
          </table:table-cell>
          <table:table-cell office:value-type="float" office:value="112" calcext:value-type="float">
            <text:p>112</text:p>
          </table:table-cell>
          <table:table-cell office:value-type="float" office:value="6.965176" calcext:value-type="float">
            <text:p>6.965176</text:p>
          </table:table-cell>
          <table:table-cell office:value-type="float" office:value="6.060579" calcext:value-type="float">
            <text:p>6.060579</text:p>
          </table:table-cell>
          <table:table-cell office:value-type="string" calcext:value-type="string">
            <text:p>simulate8Algo/portfolio_1_1_6</text:p>
          </table:table-cell>
          <table:table-cell office:value-type="float" office:value="14.92591714422" calcext:value-type="float">
            <text:p>14.925917144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5_9a_array_unsafes_linux-3.16-rc1.tar.xz-205_9a-drivers--net--ethernet--8390--8390.ko-entry_point.cil.out.i.bpl.txt</text:p>
          </table:table-cell>
          <table:table-cell table:number-columns-repeated="2" office:value-type="string" calcext:value-type="string">
            <text:p>NOK</text:p>
          </table:table-cell>
          <table:table-cell office:value-type="float" office:value="10" calcext:value-type="float">
            <text:p>10</text:p>
          </table:table-cell>
          <table:table-cell office:value-type="float" office:value="113" calcext:value-type="float">
            <text:p>113</text:p>
          </table:table-cell>
          <table:table-cell office:value-type="float" office:value="15.125131" calcext:value-type="float">
            <text:p>15.125131</text:p>
          </table:table-cell>
          <table:table-cell office:value-type="float" office:value="13.057724" calcext:value-type="float">
            <text:p>13.057724</text:p>
          </table:table-cell>
          <table:table-cell office:value-type="string" calcext:value-type="string">
            <text:p>simulate8Algo/portfolio_1_1_6</text:p>
          </table:table-cell>
          <table:table-cell office:value-type="float" office:value="15.8328281406469" calcext:value-type="float">
            <text:p>15.832828140646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2_7a_cilled_linux-3.8-rc1-32_7a-fs--ubifs--ubifs.ko-ldv_main3_sequence_infinite_withcheck_stateful.cil.out.i.bpl.txt</text:p>
          </table:table-cell>
          <table:table-cell table:number-columns-repeated="2" office:value-type="string" calcext:value-type="string">
            <text:p>NOK</text:p>
          </table:table-cell>
          <table:table-cell office:value-type="float" office:value="2" calcext:value-type="float">
            <text:p>2</text:p>
          </table:table-cell>
          <table:table-cell office:value-type="float" office:value="34" calcext:value-type="float">
            <text:p>34</text:p>
          </table:table-cell>
          <table:table-cell office:value-type="float" office:value="8.28823800000001" calcext:value-type="float">
            <text:p>8.28823800000001</text:p>
          </table:table-cell>
          <table:table-cell office:value-type="float" office:value="7.126598" calcext:value-type="float">
            <text:p>7.126598</text:p>
          </table:table-cell>
          <table:table-cell office:value-type="string" calcext:value-type="string">
            <text:p>simulate8Algo/portfolio_1_1_6</text:p>
          </table:table-cell>
          <table:table-cell office:value-type="float" office:value="16.3000635085633" calcext:value-type="float">
            <text:p>16.30006350856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nux-stable-d47b389-1-32_7a-drivers--media--video--cx88--cx88-blackbird.ko-entry_point.cil.out.i.bpl.txt</text:p>
          </table:table-cell>
          <table:table-cell table:number-columns-repeated="2" office:value-type="string" calcext:value-type="string">
            <text:p>NOK</text:p>
          </table:table-cell>
          <table:table-cell office:value-type="float" office:value="35" calcext:value-type="float">
            <text:p>35</text:p>
          </table:table-cell>
          <table:table-cell office:value-type="float" office:value="115" calcext:value-type="float">
            <text:p>115</text:p>
          </table:table-cell>
          <table:table-cell office:value-type="float" office:value="72.284398" calcext:value-type="float">
            <text:p>72.284398</text:p>
          </table:table-cell>
          <table:table-cell office:value-type="float" office:value="60.201406" calcext:value-type="float">
            <text:p>60.201406</text:p>
          </table:table-cell>
          <table:table-cell office:value-type="string" calcext:value-type="string">
            <text:p>simulate8Algo/portfolio_1_1_6</text:p>
          </table:table-cell>
          <table:table-cell office:value-type="float" office:value="20.0709465157674" calcext:value-type="float">
            <text:p>20.070946515767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3_2a_bitvector_linux-3.16-rc1.tar.xz-43_2a-drivers--net--wireless--orinoco--orinoco_usb.ko-entry_point.cil.out.i.bpl.txt</text:p>
          </table:table-cell>
          <table:table-cell table:number-columns-repeated="2" office:value-type="string" calcext:value-type="string">
            <text:p>NOK</text:p>
          </table:table-cell>
          <table:table-cell office:value-type="float" office:value="31" calcext:value-type="float">
            <text:p>31</text:p>
          </table:table-cell>
          <table:table-cell office:value-type="float" office:value="106" calcext:value-type="float">
            <text:p>106</text:p>
          </table:table-cell>
          <table:table-cell office:value-type="float" office:value="42.953644" calcext:value-type="float">
            <text:p>42.953644</text:p>
          </table:table-cell>
          <table:table-cell office:value-type="float" office:value="35.556314" calcext:value-type="float">
            <text:p>35.556314</text:p>
          </table:table-cell>
          <table:table-cell office:value-type="string" calcext:value-type="string">
            <text:p>simulate8Algo/portfolio_1_1_6</text:p>
          </table:table-cell>
          <table:table-cell office:value-type="float" office:value="20.8045468380103" calcext:value-type="float">
            <text:p>20.804546838010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nux-4.2-rc1.tar.xz-08_1a-drivers--md--dm-multipath.ko-entry_point.cil.out.i.bpl.txt</text:p>
          </table:table-cell>
          <table:table-cell table:number-columns-repeated="2" office:value-type="string" calcext:value-type="string">
            <text:p>NOK</text:p>
          </table:table-cell>
          <table:table-cell office:value-type="float" office:value="23" calcext:value-type="float">
            <text:p>23</text:p>
          </table:table-cell>
          <table:table-cell office:value-type="float" office:value="311" calcext:value-type="float">
            <text:p>311</text:p>
          </table:table-cell>
          <table:table-cell office:value-type="float" office:value="102.596924" calcext:value-type="float">
            <text:p>102.596924</text:p>
          </table:table-cell>
          <table:table-cell office:value-type="float" office:value="84.828406" calcext:value-type="float">
            <text:p>84.828406</text:p>
          </table:table-cell>
          <table:table-cell office:value-type="string" calcext:value-type="string">
            <text:p>simulate8Algo/portfolio_1_1_6</text:p>
          </table:table-cell>
          <table:table-cell office:value-type="float" office:value="20.9464244795546" calcext:value-type="float">
            <text:p>20.946424479554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5_9a_array_unsafes_linux-3.16-rc1.tar.xz-205_9a-drivers--net--ieee802154--mrf24j40.ko-entry_point.cil.out.i.bpl.txt</text:p>
          </table:table-cell>
          <table:table-cell table:number-columns-repeated="2" office:value-type="string" calcext:value-type="string">
            <text:p>NOK</text:p>
          </table:table-cell>
          <table:table-cell office:value-type="float" office:value="8" calcext:value-type="float">
            <text:p>8</text:p>
          </table:table-cell>
          <table:table-cell office:value-type="float" office:value="68" calcext:value-type="float">
            <text:p>68</text:p>
          </table:table-cell>
          <table:table-cell office:value-type="float" office:value="7.571259" calcext:value-type="float">
            <text:p>7.571259</text:p>
          </table:table-cell>
          <table:table-cell office:value-type="float" office:value="6.132675" calcext:value-type="float">
            <text:p>6.132675</text:p>
          </table:table-cell>
          <table:table-cell office:value-type="string" calcext:value-type="string">
            <text:p>simulate8Algo/portfolio_1_1_6</text:p>
          </table:table-cell>
          <table:table-cell office:value-type="float" office:value="23.4576917902873" calcext:value-type="float">
            <text:p>23.457691790287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5_9a_array_unsafes_linux-3.16-rc1.tar.xz-205_9a-drivers--net--wireless--mwl8k.ko-entry_point.cil.out.i.bpl.txt</text:p>
          </table:table-cell>
          <table:table-cell table:number-columns-repeated="2" office:value-type="string" calcext:value-type="string">
            <text:p>NOK</text:p>
          </table:table-cell>
          <table:table-cell office:value-type="float" office:value="8" calcext:value-type="float">
            <text:p>8</text:p>
          </table:table-cell>
          <table:table-cell office:value-type="float" office:value="95" calcext:value-type="float">
            <text:p>95</text:p>
          </table:table-cell>
          <table:table-cell office:value-type="float" office:value="37.32714" calcext:value-type="float">
            <text:p>37.32714</text:p>
          </table:table-cell>
          <table:table-cell office:value-type="float" office:value="29.936672" calcext:value-type="float">
            <text:p>29.936672</text:p>
          </table:table-cell>
          <table:table-cell office:value-type="string" calcext:value-type="string">
            <text:p>simulate8Algo/portfolio_1_1_6</text:p>
          </table:table-cell>
          <table:table-cell office:value-type="float" office:value="24.6870059571084" calcext:value-type="float">
            <text:p>24.68700595710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5_9a_array_unsafes_linux-3.16-rc1.tar.xz-205_9a-drivers--net--wireless--rtl818x--rtl8187--rtl8187.ko-entry_point.cil.out.i.bpl.txt</text:p>
          </table:table-cell>
          <table:table-cell table:number-columns-repeated="2" office:value-type="string" calcext:value-type="string">
            <text:p>NOK</text:p>
          </table:table-cell>
          <table:table-cell office:value-type="float" office:value="11" calcext:value-type="float">
            <text:p>11</text:p>
          </table:table-cell>
          <table:table-cell office:value-type="float" office:value="133" calcext:value-type="float">
            <text:p>133</text:p>
          </table:table-cell>
          <table:table-cell office:value-type="float" office:value="38.498767" calcext:value-type="float">
            <text:p>38.498767</text:p>
          </table:table-cell>
          <table:table-cell office:value-type="float" office:value="29.281468" calcext:value-type="float">
            <text:p>29.281468</text:p>
          </table:table-cell>
          <table:table-cell office:value-type="string" calcext:value-type="string">
            <text:p>simulate8Algo/portfolio_1_1_6</text:p>
          </table:table-cell>
          <table:table-cell office:value-type="float" office:value="31.4782680977607" calcext:value-type="float">
            <text:p>31.478268097760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nux-stable-4ee267b-1-130_7a-drivers--hwmon--ibmaem.ko-entry_point_ldv-val-v0.8.cil.out.i.bpl.txt</text:p>
          </table:table-cell>
          <table:table-cell table:number-columns-repeated="2" office:value-type="string" calcext:value-type="string">
            <text:p>NOK</text:p>
          </table:table-cell>
          <table:table-cell office:value-type="float" office:value="16" calcext:value-type="float">
            <text:p>16</text:p>
          </table:table-cell>
          <table:table-cell office:value-type="float" office:value="197" calcext:value-type="float">
            <text:p>197</text:p>
          </table:table-cell>
          <table:table-cell office:value-type="float" office:value="29.766392" calcext:value-type="float">
            <text:p>29.766392</text:p>
          </table:table-cell>
          <table:table-cell office:value-type="float" office:value="21.423067" calcext:value-type="float">
            <text:p>21.423067</text:p>
          </table:table-cell>
          <table:table-cell office:value-type="string" calcext:value-type="string">
            <text:p>simulate8Algo/portfolio_1_1_6</text:p>
          </table:table-cell>
          <table:table-cell office:value-type="float" office:value="38.9455207323956" calcext:value-type="float">
            <text:p>38.94552073239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3_2a_bitvector_linux-3.16-rc1.tar.xz-43_2a-net--atm--lec.ko-entry_point.cil.out.i.bpl.txt</text:p>
          </table:table-cell>
          <table:table-cell table:number-columns-repeated="2" office:value-type="string" calcext:value-type="string">
            <text:p>NOK</text:p>
          </table:table-cell>
          <table:table-cell office:value-type="float" office:value="75" calcext:value-type="float">
            <text:p>75</text:p>
          </table:table-cell>
          <table:table-cell office:value-type="float" office:value="138" calcext:value-type="float">
            <text:p>138</text:p>
          </table:table-cell>
          <table:table-cell office:value-type="float" office:value="95.074891" calcext:value-type="float">
            <text:p>95.074891</text:p>
          </table:table-cell>
          <table:table-cell office:value-type="float" office:value="65.939796" calcext:value-type="float">
            <text:p>65.939796</text:p>
          </table:table-cell>
          <table:table-cell office:value-type="string" calcext:value-type="string">
            <text:p>simulate8Algo/portfolio_1_1_6</text:p>
          </table:table-cell>
          <table:table-cell office:value-type="float" office:value="44.1843875282841" calcext:value-type="float">
            <text:p>44.184387528284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nux-4.2-rc1.tar.xz-32_7a-drivers--net--wireless--mwl8k.ko-entry_point.cil.out.i.bpl.txt</text:p>
          </table:table-cell>
          <table:table-cell table:number-columns-repeated="2" office:value-type="string" calcext:value-type="string">
            <text:p>NOK</text:p>
          </table:table-cell>
          <table:table-cell office:value-type="float" office:value="95" calcext:value-type="float">
            <text:p>95</text:p>
          </table:table-cell>
          <table:table-cell office:value-type="float" office:value="228" calcext:value-type="float">
            <text:p>228</text:p>
          </table:table-cell>
          <table:table-cell office:value-type="float" office:value="332.356172" calcext:value-type="float">
            <text:p>332.356172</text:p>
          </table:table-cell>
          <table:table-cell office:value-type="float" office:value="225.235306" calcext:value-type="float">
            <text:p>225.235306</text:p>
          </table:table-cell>
          <table:table-cell office:value-type="string" calcext:value-type="string">
            <text:p>simulate8Algo/portfolio_1_1_6</text:p>
          </table:table-cell>
          <table:table-cell office:value-type="float" office:value="47.5595358038584" calcext:value-type="float">
            <text:p>47.559535803858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nux-stable-468e4e3-1-204_8a-drivers--net--jme.ko-entry_point_ldv-val-v0.8.cil.out.i.bpl.txt</text:p>
          </table:table-cell>
          <table:table-cell table:number-columns-repeated="2" office:value-type="string" calcext:value-type="string">
            <text:p>NOK</text:p>
          </table:table-cell>
          <table:table-cell office:value-type="float" office:value="77" calcext:value-type="float">
            <text:p>77</text:p>
          </table:table-cell>
          <table:table-cell office:value-type="float" office:value="148" calcext:value-type="float">
            <text:p>148</text:p>
          </table:table-cell>
          <table:table-cell office:value-type="float" office:value="93.407147" calcext:value-type="float">
            <text:p>93.407147</text:p>
          </table:table-cell>
          <table:table-cell office:value-type="float" office:value="62.169271" calcext:value-type="float">
            <text:p>62.169271</text:p>
          </table:table-cell>
          <table:table-cell office:value-type="string" calcext:value-type="string">
            <text:p>simulate8Algo/portfolio_1_1_6</text:p>
          </table:table-cell>
          <table:table-cell office:value-type="float" office:value="50.2464891376963" calcext:value-type="float">
            <text:p>50.246489137696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nux-4.2-rc1.tar.xz-08_1a-drivers--mtd--mtd.ko-entry_point.cil.out.i.bpl.txt</text:p>
          </table:table-cell>
          <table:table-cell table:number-columns-repeated="2" office:value-type="string" calcext:value-type="string">
            <text:p>NOK</text:p>
          </table:table-cell>
          <table:table-cell office:value-type="float" office:value="22" calcext:value-type="float">
            <text:p>22</text:p>
          </table:table-cell>
          <table:table-cell office:value-type="float" office:value="211" calcext:value-type="float">
            <text:p>211</text:p>
          </table:table-cell>
          <table:table-cell office:value-type="float" office:value="258.74419" calcext:value-type="float">
            <text:p>258.74419</text:p>
          </table:table-cell>
          <table:table-cell office:value-type="float" office:value="171.090672" calcext:value-type="float">
            <text:p>171.090672</text:p>
          </table:table-cell>
          <table:table-cell office:value-type="string" calcext:value-type="string">
            <text:p>simulate8Algo/portfolio_1_1_6</text:p>
          </table:table-cell>
          <table:table-cell office:value-type="float" office:value="51.2322016012656" calcext:value-type="float">
            <text:p>51.232201601265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3_2a_bitvector_linux-3.16-rc1.tar.xz-43_2a-net--unix--unix.ko-entry_point.cil.out.i.bpl.txt</text:p>
          </table:table-cell>
          <table:table-cell table:number-columns-repeated="2" office:value-type="string" calcext:value-type="string">
            <text:p>NOK</text:p>
          </table:table-cell>
          <table:table-cell office:value-type="float" office:value="45" calcext:value-type="float">
            <text:p>45</text:p>
          </table:table-cell>
          <table:table-cell office:value-type="float" office:value="118" calcext:value-type="float">
            <text:p>118</text:p>
          </table:table-cell>
          <table:table-cell office:value-type="float" office:value="186.948386" calcext:value-type="float">
            <text:p>186.948386</text:p>
          </table:table-cell>
          <table:table-cell office:value-type="float" office:value="122.26641" calcext:value-type="float">
            <text:p>122.26641</text:p>
          </table:table-cell>
          <table:table-cell office:value-type="string" calcext:value-type="string">
            <text:p>simulate8Algo/portfolio_1_1_6</text:p>
          </table:table-cell>
          <table:table-cell office:value-type="float" office:value="52.9024905532108" calcext:value-type="float">
            <text:p>52.90249055321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2_7a_cilled_linux-3.8-rc1-drivers--media--usb--cpia2--cpia2.ko-main.cil.out.i.bpl.txt</text:p>
          </table:table-cell>
          <table:table-cell table:number-columns-repeated="2" office:value-type="string" calcext:value-type="string">
            <text:p>NOK</text:p>
          </table:table-cell>
          <table:table-cell office:value-type="float" office:value="56" calcext:value-type="float">
            <text:p>56</text:p>
          </table:table-cell>
          <table:table-cell office:value-type="float" office:value="60" calcext:value-type="float">
            <text:p>60</text:p>
          </table:table-cell>
          <table:table-cell office:value-type="float" office:value="65.029113" calcext:value-type="float">
            <text:p>65.029113</text:p>
          </table:table-cell>
          <table:table-cell office:value-type="float" office:value="41.081275" calcext:value-type="float">
            <text:p>41.081275</text:p>
          </table:table-cell>
          <table:table-cell office:value-type="string" calcext:value-type="string">
            <text:p>simulate8Algo/portfolio_1_1_6</text:p>
          </table:table-cell>
          <table:table-cell office:value-type="float" office:value="58.2938041723388" calcext:value-type="float">
            <text:p>58.293804172338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3_2a_bitvector_linux-3.16-rc1.tar.xz-43_2a-drivers--media--platform--timblogiw.ko-entry_point.cil.out.i.bpl.txt</text:p>
          </table:table-cell>
          <table:table-cell table:number-columns-repeated="2" office:value-type="string" calcext:value-type="string">
            <text:p>NOK</text:p>
          </table:table-cell>
          <table:table-cell office:value-type="float" office:value="26" calcext:value-type="float">
            <text:p>26</text:p>
          </table:table-cell>
          <table:table-cell office:value-type="float" office:value="161" calcext:value-type="float">
            <text:p>161</text:p>
          </table:table-cell>
          <table:table-cell office:value-type="float" office:value="82.081831" calcext:value-type="float">
            <text:p>82.081831</text:p>
          </table:table-cell>
          <table:table-cell office:value-type="float" office:value="51.342789" calcext:value-type="float">
            <text:p>51.342789</text:p>
          </table:table-cell>
          <table:table-cell office:value-type="string" calcext:value-type="string">
            <text:p>simulate8Algo/portfolio_1_1_6</text:p>
          </table:table-cell>
          <table:table-cell office:value-type="float" office:value="59.8702224766169" calcext:value-type="float">
            <text:p>59.870222476616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nux-4.2-rc1.tar.xz-08_1a-drivers--vfio--vfio.ko-entry_point.cil.out.i.bpl.txt</text:p>
          </table:table-cell>
          <table:table-cell table:number-columns-repeated="2" office:value-type="string" calcext:value-type="string">
            <text:p>NOK</text:p>
          </table:table-cell>
          <table:table-cell office:value-type="float" office:value="148" calcext:value-type="float">
            <text:p>148</text:p>
          </table:table-cell>
          <table:table-cell office:value-type="float" office:value="197" calcext:value-type="float">
            <text:p>197</text:p>
          </table:table-cell>
          <table:table-cell office:value-type="float" office:value="132.513763" calcext:value-type="float">
            <text:p>132.513763</text:p>
          </table:table-cell>
          <table:table-cell office:value-type="float" office:value="82.556092" calcext:value-type="float">
            <text:p>82.556092</text:p>
          </table:table-cell>
          <table:table-cell office:value-type="string" calcext:value-type="string">
            <text:p>simulate8Algo/portfolio_1_1_6</text:p>
          </table:table-cell>
          <table:table-cell office:value-type="float" office:value="60.5136093409073" calcext:value-type="float">
            <text:p>60.513609340907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nux-4.2-rc1.tar.xz-32_7a-drivers--gpu--drm--mgag200--mgag200.ko-entry_point.cil.out.i.bpl.txt</text:p>
          </table:table-cell>
          <table:table-cell table:number-columns-repeated="2" office:value-type="string" calcext:value-type="string">
            <text:p>NOK</text:p>
          </table:table-cell>
          <table:table-cell office:value-type="float" office:value="26" calcext:value-type="float">
            <text:p>26</text:p>
          </table:table-cell>
          <table:table-cell office:value-type="float" office:value="126" calcext:value-type="float">
            <text:p>126</text:p>
          </table:table-cell>
          <table:table-cell office:value-type="float" office:value="73.922386" calcext:value-type="float">
            <text:p>73.922386</text:p>
          </table:table-cell>
          <table:table-cell office:value-type="float" office:value="43.063146" calcext:value-type="float">
            <text:p>43.063146</text:p>
          </table:table-cell>
          <table:table-cell office:value-type="string" calcext:value-type="string">
            <text:p>simulate8Algo/portfolio_1_1_6</text:p>
          </table:table-cell>
          <table:table-cell office:value-type="float" office:value="71.6604402288676" calcext:value-type="float">
            <text:p>71.660440228867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nux-3.12-rc1.tar.xz-144_2a-drivers--media--usb--ttusb-dec--ttusb_dec.ko-entry_point.cil.out.i.bpl.txt</text:p>
          </table:table-cell>
          <table:table-cell table:number-columns-repeated="2" office:value-type="string" calcext:value-type="string">
            <text:p>NOK</text:p>
          </table:table-cell>
          <table:table-cell office:value-type="float" office:value="11" calcext:value-type="float">
            <text:p>11</text:p>
          </table:table-cell>
          <table:table-cell office:value-type="float" office:value="103" calcext:value-type="float">
            <text:p>103</text:p>
          </table:table-cell>
          <table:table-cell office:value-type="float" office:value="11.620609" calcext:value-type="float">
            <text:p>11.620609</text:p>
          </table:table-cell>
          <table:table-cell office:value-type="float" office:value="6.724281" calcext:value-type="float">
            <text:p>6.724281</text:p>
          </table:table-cell>
          <table:table-cell office:value-type="string" calcext:value-type="string">
            <text:p>simulate8Algo/portfolio_1_1_6</text:p>
          </table:table-cell>
          <table:table-cell office:value-type="float" office:value="72.8156363483322" calcext:value-type="float">
            <text:p>72.815636348332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5_9a_array_unsafes_linux-3.16-rc1.tar.xz-205_9a-drivers--net--wireless--zd1211rw--zd1211rw.ko-entry_point.cil.out.i.bpl.txt</text:p>
          </table:table-cell>
          <table:table-cell table:number-columns-repeated="2" office:value-type="string" calcext:value-type="string">
            <text:p>NOK</text:p>
          </table:table-cell>
          <table:table-cell office:value-type="float" office:value="9" calcext:value-type="float">
            <text:p>9</text:p>
          </table:table-cell>
          <table:table-cell office:value-type="float" office:value="72" calcext:value-type="float">
            <text:p>72</text:p>
          </table:table-cell>
          <table:table-cell office:value-type="float" office:value="20.040239" calcext:value-type="float">
            <text:p>20.040239</text:p>
          </table:table-cell>
          <table:table-cell office:value-type="float" office:value="10.973398" calcext:value-type="float">
            <text:p>10.973398</text:p>
          </table:table-cell>
          <table:table-cell office:value-type="string" calcext:value-type="string">
            <text:p>simulate8Algo/portfolio_1_1_6</text:p>
          </table:table-cell>
          <table:table-cell office:value-type="float" office:value="82.625646130761" calcext:value-type="float">
            <text:p>82.62564613076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ain0_drivers-vhost-tcm_vhost-ko--32_7a--linux-3.7.3.i.bpl.txt</text:p>
          </table:table-cell>
          <table:table-cell table:number-columns-repeated="2" office:value-type="string" calcext:value-type="string">
            <text:p>NOK</text:p>
          </table:table-cell>
          <table:table-cell office:value-type="float" office:value="4" calcext:value-type="float">
            <text:p>4</text:p>
          </table:table-cell>
          <table:table-cell office:value-type="float" office:value="44" calcext:value-type="float">
            <text:p>44</text:p>
          </table:table-cell>
          <table:table-cell office:value-type="float" office:value="5.61224" calcext:value-type="float">
            <text:p>5.61224</text:p>
          </table:table-cell>
          <table:table-cell office:value-type="float" office:value="3.063949" calcext:value-type="float">
            <text:p>3.063949</text:p>
          </table:table-cell>
          <table:table-cell office:value-type="string" calcext:value-type="string">
            <text:p>simulate8Algo/portfolio_1_1_6</text:p>
          </table:table-cell>
          <table:table-cell office:value-type="float" office:value="83.1701506780955" calcext:value-type="float">
            <text:p>83.170150678095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3_2a_bitvector_linux-3.16-rc1.tar.xz-43_2a-drivers--usb--gadget--pch_udc.ko-entry_point.cil.out.i.bpl.txt</text:p>
          </table:table-cell>
          <table:table-cell table:number-columns-repeated="2" office:value-type="string" calcext:value-type="string">
            <text:p>NOK</text:p>
          </table:table-cell>
          <table:table-cell office:value-type="float" office:value="29" calcext:value-type="float">
            <text:p>29</text:p>
          </table:table-cell>
          <table:table-cell office:value-type="float" office:value="74" calcext:value-type="float">
            <text:p>74</text:p>
          </table:table-cell>
          <table:table-cell office:value-type="float" office:value="34.821409" calcext:value-type="float">
            <text:p>34.821409</text:p>
          </table:table-cell>
          <table:table-cell office:value-type="float" office:value="18.739805" calcext:value-type="float">
            <text:p>18.739805</text:p>
          </table:table-cell>
          <table:table-cell office:value-type="string" calcext:value-type="string">
            <text:p>simulate8Algo/portfolio_1_1_6</text:p>
          </table:table-cell>
          <table:table-cell office:value-type="float" office:value="85.8152152597106" calcext:value-type="float">
            <text:p>85.815215259710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2_7a_cilled_linux-3.8-rc1-32_7a-drivers--mmc--host--vub300.ko-ldv_main0_sequence_infinite_withcheck_stateful.cil.out.i.bpl.txt</text:p>
          </table:table-cell>
          <table:table-cell table:number-columns-repeated="2" office:value-type="string" calcext:value-type="string">
            <text:p>NOK</text:p>
          </table:table-cell>
          <table:table-cell office:value-type="float" office:value="17" calcext:value-type="float">
            <text:p>17</text:p>
          </table:table-cell>
          <table:table-cell office:value-type="float" office:value="45" calcext:value-type="float">
            <text:p>45</text:p>
          </table:table-cell>
          <table:table-cell office:value-type="float" office:value="9.110175" calcext:value-type="float">
            <text:p>9.110175</text:p>
          </table:table-cell>
          <table:table-cell office:value-type="float" office:value="4.880148" calcext:value-type="float">
            <text:p>4.880148</text:p>
          </table:table-cell>
          <table:table-cell office:value-type="string" calcext:value-type="string">
            <text:p>simulate8Algo/portfolio_1_1_6</text:p>
          </table:table-cell>
          <table:table-cell office:value-type="float" office:value="86.6782523808704" calcext:value-type="float">
            <text:p>86.678252380870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nux-stable-a9e7fb5-1-32_7a-drivers--media--rc--imon.ko-entry_point.cil.out.i.bpl.txt</text:p>
          </table:table-cell>
          <table:table-cell table:number-columns-repeated="2" office:value-type="string" calcext:value-type="string">
            <text:p>NOK</text:p>
          </table:table-cell>
          <table:table-cell office:value-type="float" office:value="124" calcext:value-type="float">
            <text:p>124</text:p>
          </table:table-cell>
          <table:table-cell office:value-type="float" office:value="100" calcext:value-type="float">
            <text:p>100</text:p>
          </table:table-cell>
          <table:table-cell office:value-type="float" office:value="68.243177" calcext:value-type="float">
            <text:p>68.243177</text:p>
          </table:table-cell>
          <table:table-cell office:value-type="float" office:value="35.940057" calcext:value-type="float">
            <text:p>35.940057</text:p>
          </table:table-cell>
          <table:table-cell office:value-type="string" calcext:value-type="string">
            <text:p>simulate8Algo/portfolio_1_1_6</text:p>
          </table:table-cell>
          <table:table-cell office:value-type="float" office:value="89.8805474905062" calcext:value-type="float">
            <text:p>89.880547490506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odule_get_put-drivers-block-loop.ko.cil.out.i.bpl.txt</text:p>
          </table:table-cell>
          <table:table-cell table:number-columns-repeated="2" office:value-type="string" calcext:value-type="string">
            <text:p>NOK</text:p>
          </table:table-cell>
          <table:table-cell office:value-type="float" office:value="2" calcext:value-type="float">
            <text:p>2</text:p>
          </table:table-cell>
          <table:table-cell office:value-type="float" office:value="11" calcext:value-type="float">
            <text:p>11</text:p>
          </table:table-cell>
          <table:table-cell office:value-type="float" office:value="1.634111" calcext:value-type="float">
            <text:p>1.634111</text:p>
          </table:table-cell>
          <table:table-cell office:value-type="float" office:value="0.858613000000001" calcext:value-type="float">
            <text:p>0.858613000000001</text:p>
          </table:table-cell>
          <table:table-cell office:value-type="string" calcext:value-type="string">
            <text:p>simulate8Algo/portfolio_1_1_6</text:p>
          </table:table-cell>
          <table:table-cell office:value-type="float" office:value="90.3198530653504" calcext:value-type="float">
            <text:p>90.319853065350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nux-3.12-rc1.tar.xz-144_2a-drivers--isdn--gigaset--bas_gigaset.ko-entry_point.cil.out.i.bpl.txt</text:p>
          </table:table-cell>
          <table:table-cell table:number-columns-repeated="2" office:value-type="string" calcext:value-type="string">
            <text:p>NOK</text:p>
          </table:table-cell>
          <table:table-cell office:value-type="float" office:value="7" calcext:value-type="float">
            <text:p>7</text:p>
          </table:table-cell>
          <table:table-cell office:value-type="float" office:value="122" calcext:value-type="float">
            <text:p>122</text:p>
          </table:table-cell>
          <table:table-cell office:value-type="float" office:value="175.143382" calcext:value-type="float">
            <text:p>175.143382</text:p>
          </table:table-cell>
          <table:table-cell office:value-type="float" office:value="87.506384" calcext:value-type="float">
            <text:p>87.506384</text:p>
          </table:table-cell>
          <table:table-cell office:value-type="string" calcext:value-type="string">
            <text:p>simulate8Algo/portfolio_1_1_6</text:p>
          </table:table-cell>
          <table:table-cell office:value-type="float" office:value="100.149262252683" calcext:value-type="float">
            <text:p>100.14926225268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2_7_cpp_single_drivers-net-wireless-mwl8k.cil.out.i.bpl.txt</text:p>
          </table:table-cell>
          <table:table-cell table:number-columns-repeated="2" office:value-type="string" calcext:value-type="string">
            <text:p>NOK</text:p>
          </table:table-cell>
          <table:table-cell office:value-type="float" office:value="4" calcext:value-type="float">
            <text:p>4</text:p>
          </table:table-cell>
          <table:table-cell office:value-type="float" office:value="45" calcext:value-type="float">
            <text:p>45</text:p>
          </table:table-cell>
          <table:table-cell office:value-type="float" office:value="11.456055" calcext:value-type="float">
            <text:p>11.456055</text:p>
          </table:table-cell>
          <table:table-cell office:value-type="float" office:value="5.691869" calcext:value-type="float">
            <text:p>5.691869</text:p>
          </table:table-cell>
          <table:table-cell office:value-type="string" calcext:value-type="string">
            <text:p>simulate8Algo/portfolio_1_1_6</text:p>
          </table:table-cell>
          <table:table-cell office:value-type="float" office:value="101.270531700571" calcext:value-type="float">
            <text:p>101.27053170057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3_1a_cilled_ok_linux-43_1a-drivers--scsi--dpt_i2o.ko-ldv_main0_sequence_infinite_withcheck_stateful.cil.out.i.bpl.txt</text:p>
          </table:table-cell>
          <table:table-cell table:number-columns-repeated="2" office:value-type="string" calcext:value-type="string">
            <text:p>NOK</text:p>
          </table:table-cell>
          <table:table-cell office:value-type="float" office:value="9" calcext:value-type="float">
            <text:p>9</text:p>
          </table:table-cell>
          <table:table-cell office:value-type="float" office:value="74" calcext:value-type="float">
            <text:p>74</text:p>
          </table:table-cell>
          <table:table-cell office:value-type="float" office:value="10.569076" calcext:value-type="float">
            <text:p>10.569076</text:p>
          </table:table-cell>
          <table:table-cell office:value-type="float" office:value="5.248139" calcext:value-type="float">
            <text:p>5.248139</text:p>
          </table:table-cell>
          <table:table-cell office:value-type="string" calcext:value-type="string">
            <text:p>simulate8Algo/portfolio_1_1_6</text:p>
          </table:table-cell>
          <table:table-cell office:value-type="float" office:value="101.387120272539" calcext:value-type="float">
            <text:p>101.38712027253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nux-4.2-rc1.tar.xz-32_7a-drivers--md--raid456.ko-entry_point.cil.out.i.bpl.txt</text:p>
          </table:table-cell>
          <table:table-cell table:number-columns-repeated="2" office:value-type="string" calcext:value-type="string">
            <text:p>NOK</text:p>
          </table:table-cell>
          <table:table-cell office:value-type="float" office:value="27" calcext:value-type="float">
            <text:p>27</text:p>
          </table:table-cell>
          <table:table-cell office:value-type="float" office:value="80" calcext:value-type="float">
            <text:p>80</text:p>
          </table:table-cell>
          <table:table-cell office:value-type="float" office:value="170.569376" calcext:value-type="float">
            <text:p>170.569376</text:p>
          </table:table-cell>
          <table:table-cell office:value-type="float" office:value="80.386034" calcext:value-type="float">
            <text:p>80.386034</text:p>
          </table:table-cell>
          <table:table-cell office:value-type="string" calcext:value-type="string">
            <text:p>simulate8Algo/portfolio_1_1_6</text:p>
          </table:table-cell>
          <table:table-cell office:value-type="float" office:value="112.187823571443" calcext:value-type="float">
            <text:p>112.18782357144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5_9a_array_unsafes_linux-3.16-rc1.tar.xz-205_9a-drivers--net--ethernet--oki-semi--pch_gbe--pch_gbe.ko-entry_point.cil.out.i.bpl.txt</text:p>
          </table:table-cell>
          <table:table-cell table:number-columns-repeated="2" office:value-type="string" calcext:value-type="string">
            <text:p>NOK</text:p>
          </table:table-cell>
          <table:table-cell office:value-type="float" office:value="8" calcext:value-type="float">
            <text:p>8</text:p>
          </table:table-cell>
          <table:table-cell office:value-type="float" office:value="61" calcext:value-type="float">
            <text:p>61</text:p>
          </table:table-cell>
          <table:table-cell office:value-type="float" office:value="103.385288" calcext:value-type="float">
            <text:p>103.385288</text:p>
          </table:table-cell>
          <table:table-cell office:value-type="float" office:value="44.372397" calcext:value-type="float">
            <text:p>44.372397</text:p>
          </table:table-cell>
          <table:table-cell office:value-type="string" calcext:value-type="string">
            <text:p>simulate8Algo/portfolio_1_1_6</text:p>
          </table:table-cell>
          <table:table-cell office:value-type="float" office:value="132.994597970445" calcext:value-type="float">
            <text:p>132.99459797044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nux-stable-431e8d4-1-102_1a-drivers--net--r8169.ko-entry_point.cil.out.i.bpl.txt</text:p>
          </table:table-cell>
          <table:table-cell table:number-columns-repeated="2" office:value-type="string" calcext:value-type="string">
            <text:p>NOK</text:p>
          </table:table-cell>
          <table:table-cell office:value-type="float" office:value="67" calcext:value-type="float">
            <text:p>67</text:p>
          </table:table-cell>
          <table:table-cell office:value-type="float" office:value="84" calcext:value-type="float">
            <text:p>84</text:p>
          </table:table-cell>
          <table:table-cell office:value-type="float" office:value="137.018592" calcext:value-type="float">
            <text:p>137.018592</text:p>
          </table:table-cell>
          <table:table-cell office:value-type="float" office:value="51.171101" calcext:value-type="float">
            <text:p>51.171101</text:p>
          </table:table-cell>
          <table:table-cell office:value-type="string" calcext:value-type="string">
            <text:p>simulate8Algo/portfolio_1_1_6</text:p>
          </table:table-cell>
          <table:table-cell office:value-type="float" office:value="167.765573384868" calcext:value-type="float">
            <text:p>167.76557338486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nux-4.2-rc1.tar.xz-08_1a-drivers--md--dm-cache.ko-entry_point.cil.out.i.bpl.txt</text:p>
          </table:table-cell>
          <table:table-cell table:number-columns-repeated="2" office:value-type="string" calcext:value-type="string">
            <text:p>NOK</text:p>
          </table:table-cell>
          <table:table-cell office:value-type="float" office:value="25" calcext:value-type="float">
            <text:p>25</text:p>
          </table:table-cell>
          <table:table-cell office:value-type="float" office:value="114" calcext:value-type="float">
            <text:p>114</text:p>
          </table:table-cell>
          <table:table-cell office:value-type="float" office:value="174.724113" calcext:value-type="float">
            <text:p>174.724113</text:p>
          </table:table-cell>
          <table:table-cell office:value-type="float" office:value="64.552315" calcext:value-type="float">
            <text:p>64.552315</text:p>
          </table:table-cell>
          <table:table-cell office:value-type="string" calcext:value-type="string">
            <text:p>simulate8Algo/portfolio_1_1_6</text:p>
          </table:table-cell>
          <table:table-cell office:value-type="float" office:value="170.670560769199" calcext:value-type="float">
            <text:p>170.6705607691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3_1a_cilled_ok_linux-43_1a-drivers--usb--gadget--pch_udc.ko-ldv_main0_sequence_infinite_withcheck_stateful.cil.out.i.bpl.txt</text:p>
          </table:table-cell>
          <table:table-cell table:number-columns-repeated="2" office:value-type="string" calcext:value-type="string">
            <text:p>NOK</text:p>
          </table:table-cell>
          <table:table-cell office:value-type="float" office:value="12" calcext:value-type="float">
            <text:p>12</text:p>
          </table:table-cell>
          <table:table-cell office:value-type="float" office:value="41" calcext:value-type="float">
            <text:p>41</text:p>
          </table:table-cell>
          <table:table-cell office:value-type="float" office:value="7.586158" calcext:value-type="float">
            <text:p>7.586158</text:p>
          </table:table-cell>
          <table:table-cell office:value-type="float" office:value="2.792431" calcext:value-type="float">
            <text:p>2.792431</text:p>
          </table:table-cell>
          <table:table-cell office:value-type="string" calcext:value-type="string">
            <text:p>simulate8Algo/portfolio_1_1_6</text:p>
          </table:table-cell>
          <table:table-cell office:value-type="float" office:value="171.668592706498" calcext:value-type="float">
            <text:p>171.66859270649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nux-4.0-rc1---drivers--iio--accel--kxcjk-1013.ko.cil.i.bpl.txt</text:p>
          </table:table-cell>
          <table:table-cell table:number-columns-repeated="2" office:value-type="string" calcext:value-type="string">
            <text:p>NOK</text:p>
          </table:table-cell>
          <table:table-cell office:value-type="float" office:value="664" calcext:value-type="float">
            <text:p>664</text:p>
          </table:table-cell>
          <table:table-cell office:value-type="float" office:value="254" calcext:value-type="float">
            <text:p>254</text:p>
          </table:table-cell>
          <table:table-cell office:value-type="float" office:value="315.628796" calcext:value-type="float">
            <text:p>315.628796</text:p>
          </table:table-cell>
          <table:table-cell office:value-type="float" office:value="115.656892" calcext:value-type="float">
            <text:p>115.656892</text:p>
          </table:table-cell>
          <table:table-cell office:value-type="string" calcext:value-type="string">
            <text:p>simulate8Algo/portfolio_1_1_6</text:p>
          </table:table-cell>
          <table:table-cell office:value-type="float" office:value="172.900983713102" calcext:value-type="float">
            <text:p>172.9009837131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2_7a_cilled_linux-3.8-rc1-drivers--gpu--drm--vmwgfx--vmwgfx.ko-main.cil.out.i.bpl.txt</text:p>
          </table:table-cell>
          <table:table-cell table:number-columns-repeated="2" office:value-type="string" calcext:value-type="string">
            <text:p>NOK</text:p>
          </table:table-cell>
          <table:table-cell office:value-type="float" office:value="29" calcext:value-type="float">
            <text:p>29</text:p>
          </table:table-cell>
          <table:table-cell office:value-type="float" office:value="73" calcext:value-type="float">
            <text:p>73</text:p>
          </table:table-cell>
          <table:table-cell office:value-type="float" office:value="359.710264" calcext:value-type="float">
            <text:p>359.710264</text:p>
          </table:table-cell>
          <table:table-cell office:value-type="float" office:value="127.621102" calcext:value-type="float">
            <text:p>127.621102</text:p>
          </table:table-cell>
          <table:table-cell office:value-type="string" calcext:value-type="string">
            <text:p>simulate8Algo/portfolio_1_1_6</text:p>
          </table:table-cell>
          <table:table-cell office:value-type="float" office:value="181.857983016006" calcext:value-type="float">
            <text:p>181.85798301600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nux-stable-2b9ec6c-1-106_1a-drivers--usb--gadget--g_printer.ko-entry_point.cil.out.i.bpl.txt</text:p>
          </table:table-cell>
          <table:table-cell table:number-columns-repeated="2" office:value-type="string" calcext:value-type="string">
            <text:p>NOK</text:p>
          </table:table-cell>
          <table:table-cell office:value-type="float" office:value="26" calcext:value-type="float">
            <text:p>26</text:p>
          </table:table-cell>
          <table:table-cell office:value-type="float" office:value="54" calcext:value-type="float">
            <text:p>54</text:p>
          </table:table-cell>
          <table:table-cell office:value-type="float" office:value="1117.636683" calcext:value-type="float">
            <text:p>1117.636683</text:p>
          </table:table-cell>
          <table:table-cell office:value-type="float" office:value="373.631293" calcext:value-type="float">
            <text:p>373.631293</text:p>
          </table:table-cell>
          <table:table-cell office:value-type="string" calcext:value-type="string">
            <text:p>simulate8Algo/portfolio_1_1_6</text:p>
          </table:table-cell>
          <table:table-cell office:value-type="float" office:value="199.128232548766" calcext:value-type="float">
            <text:p>199.128232548766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3_1a_cilled_ok_linux-43_1a-drivers--misc--sgi-xp--xpc.ko-ldv_main3_sequence_infinite_withcheck_stateful.cil.out.i.bpl.txt</text:p>
          </table:table-cell>
          <table:table-cell table:number-columns-repeated="2" office:value-type="string" calcext:value-type="string">
            <text:p>NOK</text:p>
          </table:table-cell>
          <table:table-cell office:value-type="float" office:value="17" calcext:value-type="float">
            <text:p>17</text:p>
          </table:table-cell>
          <table:table-cell office:value-type="float" office:value="32" calcext:value-type="float">
            <text:p>32</text:p>
          </table:table-cell>
          <table:table-cell office:value-type="float" office:value="13.532602" calcext:value-type="float">
            <text:p>13.532602</text:p>
          </table:table-cell>
          <table:table-cell office:value-type="float" office:value="4.408779" calcext:value-type="float">
            <text:p>4.408779</text:p>
          </table:table-cell>
          <table:table-cell office:value-type="string" calcext:value-type="string">
            <text:p>simulate8Algo/portfolio_1_1_6</text:p>
          </table:table-cell>
          <table:table-cell office:value-type="float" office:value="206.946707920719" calcext:value-type="float">
            <text:p>206.94670792071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nux-3.12-rc1.tar.xz-144_2a-drivers--staging--gdm72xx--gdmwm.ko-entry_point.cil.out.i.bpl.txt</text:p>
          </table:table-cell>
          <table:table-cell table:number-columns-repeated="2" office:value-type="string" calcext:value-type="string">
            <text:p>NOK</text:p>
          </table:table-cell>
          <table:table-cell office:value-type="float" office:value="27" calcext:value-type="float">
            <text:p>27</text:p>
          </table:table-cell>
          <table:table-cell office:value-type="float" office:value="64" calcext:value-type="float">
            <text:p>64</text:p>
          </table:table-cell>
          <table:table-cell office:value-type="float" office:value="19.886803" calcext:value-type="float">
            <text:p>19.886803</text:p>
          </table:table-cell>
          <table:table-cell office:value-type="float" office:value="6.472032" calcext:value-type="float">
            <text:p>6.472032</text:p>
          </table:table-cell>
          <table:table-cell office:value-type="string" calcext:value-type="string">
            <text:p>simulate8Algo/portfolio_1_1_6</text:p>
          </table:table-cell>
          <table:table-cell office:value-type="float" office:value="207.27293993602" calcext:value-type="float">
            <text:p>207.2729399360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nux-4.0-rc1---drivers--usb--misc--legousbtower.ko.cil.i.bpl.txt</text:p>
          </table:table-cell>
          <table:table-cell table:number-columns-repeated="2" office:value-type="string" calcext:value-type="string">
            <text:p>NOK</text:p>
          </table:table-cell>
          <table:table-cell office:value-type="float" office:value="488" calcext:value-type="float">
            <text:p>488</text:p>
          </table:table-cell>
          <table:table-cell office:value-type="float" office:value="403" calcext:value-type="float">
            <text:p>403</text:p>
          </table:table-cell>
          <table:table-cell office:value-type="float" office:value="232.819221" calcext:value-type="float">
            <text:p>232.819221</text:p>
          </table:table-cell>
          <table:table-cell office:value-type="float" office:value="69.42512" calcext:value-type="float">
            <text:p>69.42512</text:p>
          </table:table-cell>
          <table:table-cell office:value-type="string" calcext:value-type="string">
            <text:p>simulate8Algo/portfolio_1_1_6</text:p>
          </table:table-cell>
          <table:table-cell office:value-type="float" office:value="235.352997589345" calcext:value-type="float">
            <text:p>235.35299758934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3_2a_bitvector_linux-3.16-rc1.tar.xz-43_2a-drivers--net--wireless--iwlwifi--iwlwifi.ko-entry_point.cil.out.i.bpl.txt</text:p>
          </table:table-cell>
          <table:table-cell table:number-columns-repeated="2" office:value-type="string" calcext:value-type="string">
            <text:p>NOK</text:p>
          </table:table-cell>
          <table:table-cell office:value-type="float" office:value="49" calcext:value-type="float">
            <text:p>49</text:p>
          </table:table-cell>
          <table:table-cell office:value-type="float" office:value="68" calcext:value-type="float">
            <text:p>68</text:p>
          </table:table-cell>
          <table:table-cell office:value-type="float" office:value="266.776086" calcext:value-type="float">
            <text:p>266.776086</text:p>
          </table:table-cell>
          <table:table-cell office:value-type="float" office:value="78.528932" calcext:value-type="float">
            <text:p>78.528932</text:p>
          </table:table-cell>
          <table:table-cell office:value-type="string" calcext:value-type="string">
            <text:p>simulate8Algo/portfolio_1_1_6</text:p>
          </table:table-cell>
          <table:table-cell office:value-type="float" office:value="239.716941521629" calcext:value-type="float">
            <text:p>239.71694152162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2_7a_cilled_linux-3.8-rc1-32_7a-drivers--net--wireless--zd1211rw--zd1211rw.ko-ldv_main7_sequence_infinite_withcheck_stateful.cil.out.i.bpl.txt</text:p>
          </table:table-cell>
          <table:table-cell table:number-columns-repeated="2" office:value-type="string" calcext:value-type="string">
            <text:p>NOK</text:p>
          </table:table-cell>
          <table:table-cell office:value-type="float" office:value="15" calcext:value-type="float">
            <text:p>15</text:p>
          </table:table-cell>
          <table:table-cell office:value-type="float" office:value="66" calcext:value-type="float">
            <text:p>66</text:p>
          </table:table-cell>
          <table:table-cell office:value-type="float" office:value="25.089959" calcext:value-type="float">
            <text:p>25.089959</text:p>
          </table:table-cell>
          <table:table-cell office:value-type="float" office:value="7.128781" calcext:value-type="float">
            <text:p>7.128781</text:p>
          </table:table-cell>
          <table:table-cell office:value-type="string" calcext:value-type="string">
            <text:p>simulate8Algo/portfolio_1_1_6</text:p>
          </table:table-cell>
          <table:table-cell office:value-type="float" office:value="251.953005710233" calcext:value-type="float">
            <text:p>251.9530057102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nux-3.12-rc1.tar.xz-08_1a-fs--nfs--nfs.ko-entry_point.cil.out.i.bpl.txt</text:p>
          </table:table-cell>
          <table:table-cell table:number-columns-repeated="2" office:value-type="string" calcext:value-type="string">
            <text:p>NOK</text:p>
          </table:table-cell>
          <table:table-cell office:value-type="float" office:value="19" calcext:value-type="float">
            <text:p>19</text:p>
          </table:table-cell>
          <table:table-cell office:value-type="float" office:value="52" calcext:value-type="float">
            <text:p>52</text:p>
          </table:table-cell>
          <table:table-cell office:value-type="float" office:value="149.564814" calcext:value-type="float">
            <text:p>149.564814</text:p>
          </table:table-cell>
          <table:table-cell office:value-type="float" office:value="42.067386" calcext:value-type="float">
            <text:p>42.067386</text:p>
          </table:table-cell>
          <table:table-cell office:value-type="string" calcext:value-type="string">
            <text:p>simulate8Algo/portfolio_1_1_6</text:p>
          </table:table-cell>
          <table:table-cell office:value-type="float" office:value="255.536267454317" calcext:value-type="float">
            <text:p>255.53626745431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3_1a_cilled_ok_linux-43_1a-drivers--net--wireless--orinoco--orinoco_usb.ko-ldv_main0_sequence_infinite_withcheck_stateful.cil.out.i.bpl.txt</text:p>
          </table:table-cell>
          <table:table-cell table:number-columns-repeated="2" office:value-type="string" calcext:value-type="string">
            <text:p>NOK</text:p>
          </table:table-cell>
          <table:table-cell office:value-type="float" office:value="50" calcext:value-type="float">
            <text:p>50</text:p>
          </table:table-cell>
          <table:table-cell office:value-type="float" office:value="38" calcext:value-type="float">
            <text:p>38</text:p>
          </table:table-cell>
          <table:table-cell office:value-type="float" office:value="9.47395" calcext:value-type="float">
            <text:p>9.47395</text:p>
          </table:table-cell>
          <table:table-cell office:value-type="float" office:value="2.618688" calcext:value-type="float">
            <text:p>2.618688</text:p>
          </table:table-cell>
          <table:table-cell office:value-type="string" calcext:value-type="string">
            <text:p>simulate8Algo/portfolio_1_1_6</text:p>
          </table:table-cell>
          <table:table-cell office:value-type="float" office:value="261.782312364054" calcext:value-type="float">
            <text:p>261.782312364054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nux-4.2-rc1.tar.xz-32_7a-drivers--md--dm-raid.ko-entry_point.cil.out.i.bpl.txt</text:p>
          </table:table-cell>
          <table:table-cell table:number-columns-repeated="2" office:value-type="string" calcext:value-type="string">
            <text:p>NOK</text:p>
          </table:table-cell>
          <table:table-cell office:value-type="float" office:value="10" calcext:value-type="float">
            <text:p>10</text:p>
          </table:table-cell>
          <table:table-cell office:value-type="float" office:value="218" calcext:value-type="float">
            <text:p>218</text:p>
          </table:table-cell>
          <table:table-cell office:value-type="float" office:value="783.950274" calcext:value-type="float">
            <text:p>783.950274</text:p>
          </table:table-cell>
          <table:table-cell office:value-type="float" office:value="206.38151" calcext:value-type="float">
            <text:p>206.38151</text:p>
          </table:table-cell>
          <table:table-cell office:value-type="string" calcext:value-type="string">
            <text:p>simulate8Algo/portfolio_1_1_6</text:p>
          </table:table-cell>
          <table:table-cell office:value-type="float" office:value="279.854897853979" calcext:value-type="float">
            <text:p>279.85489785397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nux-4.0-rc1---drivers--net--ppp--ppp_generic.ko.cil.i.bpl.txt</text:p>
          </table:table-cell>
          <table:table-cell table:number-columns-repeated="2" office:value-type="string" calcext:value-type="string">
            <text:p>NOK</text:p>
          </table:table-cell>
          <table:table-cell office:value-type="float" office:value="383" calcext:value-type="float">
            <text:p>383</text:p>
          </table:table-cell>
          <table:table-cell office:value-type="float" office:value="370" calcext:value-type="float">
            <text:p>370</text:p>
          </table:table-cell>
          <table:table-cell office:value-type="float" office:value="133.691087" calcext:value-type="float">
            <text:p>133.691087</text:p>
          </table:table-cell>
          <table:table-cell office:value-type="float" office:value="33.44524" calcext:value-type="float">
            <text:p>33.44524</text:p>
          </table:table-cell>
          <table:table-cell office:value-type="string" calcext:value-type="string">
            <text:p>simulate8Algo/portfolio_1_1_6</text:p>
          </table:table-cell>
          <table:table-cell office:value-type="float" office:value="299.731283136255" calcext:value-type="float">
            <text:p>299.731283136255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2_7_cilled_const_ok_linux-32_1-drivers--gpu--drm--vmwgfx--vmwgfx.ko-ldv_main3_sequence_infinite_withcheck_stateful.cil.out.i.bpl.txt</text:p>
          </table:table-cell>
          <table:table-cell table:number-columns-repeated="2" office:value-type="string" calcext:value-type="string">
            <text:p>NOK</text:p>
          </table:table-cell>
          <table:table-cell office:value-type="float" office:value="39" calcext:value-type="float">
            <text:p>39</text:p>
          </table:table-cell>
          <table:table-cell office:value-type="float" office:value="53" calcext:value-type="float">
            <text:p>53</text:p>
          </table:table-cell>
          <table:table-cell office:value-type="float" office:value="21.015219" calcext:value-type="float">
            <text:p>21.015219</text:p>
          </table:table-cell>
          <table:table-cell office:value-type="float" office:value="5.177483" calcext:value-type="float">
            <text:p>5.177483</text:p>
          </table:table-cell>
          <table:table-cell office:value-type="string" calcext:value-type="string">
            <text:p>simulate8Algo/portfolio_1_1_6</text:p>
          </table:table-cell>
          <table:table-cell office:value-type="float" office:value="305.896436550347" calcext:value-type="float">
            <text:p>305.89643655034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nux-4.0-rc1---drivers--gpu--drm--qxl--qxl.ko.cil.i.bpl.txt</text:p>
          </table:table-cell>
          <table:table-cell table:number-columns-repeated="2" office:value-type="string" calcext:value-type="string">
            <text:p>NOK</text:p>
          </table:table-cell>
          <table:table-cell office:value-type="float" office:value="629" calcext:value-type="float">
            <text:p>629</text:p>
          </table:table-cell>
          <table:table-cell office:value-type="float" office:value="203" calcext:value-type="float">
            <text:p>203</text:p>
          </table:table-cell>
          <table:table-cell office:value-type="float" office:value="262.636142" calcext:value-type="float">
            <text:p>262.636142</text:p>
          </table:table-cell>
          <table:table-cell office:value-type="float" office:value="62.014951" calcext:value-type="float">
            <text:p>62.014951</text:p>
          </table:table-cell>
          <table:table-cell office:value-type="string" calcext:value-type="string">
            <text:p>simulate8Algo/portfolio_1_1_6</text:p>
          </table:table-cell>
          <table:table-cell office:value-type="float" office:value="323.504554571042" calcext:value-type="float">
            <text:p>323.50455457104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nux-3.12-rc1.tar.xz-144_2a-drivers--media--usb--dvb-usb--dvb-usb-dib0700.ko-entry_point.cil.out.i.bpl.txt</text:p>
          </table:table-cell>
          <table:table-cell table:number-columns-repeated="2" office:value-type="string" calcext:value-type="string">
            <text:p>NOK</text:p>
          </table:table-cell>
          <table:table-cell office:value-type="float" office:value="11" calcext:value-type="float">
            <text:p>11</text:p>
          </table:table-cell>
          <table:table-cell office:value-type="float" office:value="64" calcext:value-type="float">
            <text:p>64</text:p>
          </table:table-cell>
          <table:table-cell office:value-type="float" office:value="868.392586" calcext:value-type="float">
            <text:p>868.392586</text:p>
          </table:table-cell>
          <table:table-cell office:value-type="float" office:value="200.156823" calcext:value-type="float">
            <text:p>200.156823</text:p>
          </table:table-cell>
          <table:table-cell office:value-type="string" calcext:value-type="string">
            <text:p>simulate8Algo/portfolio_1_1_6</text:p>
          </table:table-cell>
          <table:table-cell office:value-type="float" office:value="333.856099924208" calcext:value-type="float">
            <text:p>333.85609992420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205_9a_array_unsafes_linux-3.16-rc1.tar.xz-205_9a-drivers--net--wireless--rtlwifi--rtl8192cu--rtl8192cu.ko-entry_point.cil.out.i.bpl.txt</text:p>
          </table:table-cell>
          <table:table-cell table:number-columns-repeated="2" office:value-type="string" calcext:value-type="string">
            <text:p>NOK</text:p>
          </table:table-cell>
          <table:table-cell office:value-type="float" office:value="11" calcext:value-type="float">
            <text:p>11</text:p>
          </table:table-cell>
          <table:table-cell office:value-type="float" office:value="128" calcext:value-type="float">
            <text:p>128</text:p>
          </table:table-cell>
          <table:table-cell office:value-type="float" office:value="3398.890442" calcext:value-type="float">
            <text:p>3398.890442</text:p>
          </table:table-cell>
          <table:table-cell office:value-type="float" office:value="778.817617" calcext:value-type="float">
            <text:p>778.817617</text:p>
          </table:table-cell>
          <table:table-cell office:value-type="string" calcext:value-type="string">
            <text:p>simulate8Algo/portfolio_1_1_6</text:p>
          </table:table-cell>
          <table:table-cell office:value-type="float" office:value="336.416738374833" calcext:value-type="float">
            <text:p>336.416738374833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nux-stable-2b9ec6c-1-106_1a-drivers--usb--gadget--g_printer.ko-entry_point_ldv-val-v0.8.cil.out.i.bpl.txt</text:p>
          </table:table-cell>
          <table:table-cell table:number-columns-repeated="2" office:value-type="string" calcext:value-type="string">
            <text:p>NOK</text:p>
          </table:table-cell>
          <table:table-cell office:value-type="float" office:value="25" calcext:value-type="float">
            <text:p>25</text:p>
          </table:table-cell>
          <table:table-cell office:value-type="float" office:value="220" calcext:value-type="float">
            <text:p>220</text:p>
          </table:table-cell>
          <table:table-cell office:value-type="float" office:value="1236.597748" calcext:value-type="float">
            <text:p>1236.597748</text:p>
          </table:table-cell>
          <table:table-cell office:value-type="float" office:value="268.993692" calcext:value-type="float">
            <text:p>268.993692</text:p>
          </table:table-cell>
          <table:table-cell office:value-type="string" calcext:value-type="string">
            <text:p>simulate8Algo/portfolio_1_1_6</text:p>
          </table:table-cell>
          <table:table-cell office:value-type="float" office:value="359.712545229499" calcext:value-type="float">
            <text:p>359.712545229499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2_7a_cilled_linux-3.8-rc1-drivers--hwmon--abituguru3.ko-main.cil.out.i.bpl.txt</text:p>
          </table:table-cell>
          <table:table-cell office:value-type="string" calcext:value-type="string">
            <text:p>TIMEDOUT</text:p>
          </table:table-cell>
          <table:table-cell office:value-type="string" calcext:value-type="string">
            <text:p>NOK</text:p>
          </table:table-cell>
          <table:table-cell office:value-type="float" office:value="12" calcext:value-type="float">
            <text:p>12</text:p>
          </table:table-cell>
          <table:table-cell office:value-type="float" office:value="48" calcext:value-type="float">
            <text:p>48</text:p>
          </table:table-cell>
          <table:table-cell office:value-type="float" office:value="3586.666991" calcext:value-type="float">
            <text:p>3586.666991</text:p>
          </table:table-cell>
          <table:table-cell office:value-type="float" office:value="758.03954" calcext:value-type="float">
            <text:p>758.03954</text:p>
          </table:table-cell>
          <table:table-cell office:value-type="string" calcext:value-type="string">
            <text:p>simulate8Algo/portfolio_1_1_6</text:p>
          </table:table-cell>
          <table:table-cell office:value-type="float" office:value="374.909263967946" calcext:value-type="float">
            <text:p>374.909263967946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nux-4.0-rc1---drivers--scsi--advansys.ko.cil.i.bpl.txt</text:p>
          </table:table-cell>
          <table:table-cell table:number-columns-repeated="2" office:value-type="string" calcext:value-type="string">
            <text:p>NOK</text:p>
          </table:table-cell>
          <table:table-cell office:value-type="float" office:value="128" calcext:value-type="float">
            <text:p>128</text:p>
          </table:table-cell>
          <table:table-cell office:value-type="float" office:value="127" calcext:value-type="float">
            <text:p>127</text:p>
          </table:table-cell>
          <table:table-cell office:value-type="float" office:value="91.451674" calcext:value-type="float">
            <text:p>91.451674</text:p>
          </table:table-cell>
          <table:table-cell office:value-type="float" office:value="19.03311" calcext:value-type="float">
            <text:p>19.03311</text:p>
          </table:table-cell>
          <table:table-cell office:value-type="string" calcext:value-type="string">
            <text:p>simulate8Algo/portfolio_1_1_6</text:p>
          </table:table-cell>
          <table:table-cell office:value-type="float" office:value="380.487287679207" calcext:value-type="float">
            <text:p>380.48728767920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nux-4.2-rc1.tar.xz-32_7a-drivers--hwmon--abituguru3.ko-entry_point.cil.out.i.bpl.txt</text:p>
          </table:table-cell>
          <table:table-cell office:value-type="string" calcext:value-type="string">
            <text:p>TIMEDOUT</text:p>
          </table:table-cell>
          <table:table-cell office:value-type="string" calcext:value-type="string">
            <text:p>NOK</text:p>
          </table:table-cell>
          <table:table-cell office:value-type="float" office:value="12" calcext:value-type="float">
            <text:p>12</text:p>
          </table:table-cell>
          <table:table-cell office:value-type="float" office:value="41" calcext:value-type="float">
            <text:p>41</text:p>
          </table:table-cell>
          <table:table-cell office:value-type="float" office:value="3586.699703" calcext:value-type="float">
            <text:p>3586.699703</text:p>
          </table:table-cell>
          <table:table-cell office:value-type="float" office:value="745.263192" calcext:value-type="float">
            <text:p>745.263192</text:p>
          </table:table-cell>
          <table:table-cell office:value-type="string" calcext:value-type="string">
            <text:p>simulate8Algo/portfolio_1_1_6</text:p>
          </table:table-cell>
          <table:table-cell office:value-type="float" office:value="383.050825351911" calcext:value-type="float">
            <text:p>383.050825351911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linux-4.2-rc1.tar.xz-08_1a-drivers--media--dvb-core--dvb-core.ko-entry_point.cil.out.i.bpl.txt</text:p>
          </table:table-cell>
          <table:table-cell table:number-columns-repeated="2" office:value-type="string" calcext:value-type="string">
            <text:p>NOK</text:p>
          </table:table-cell>
          <table:table-cell office:value-type="float" office:value="28" calcext:value-type="float">
            <text:p>28</text:p>
          </table:table-cell>
          <table:table-cell office:value-type="float" office:value="59" calcext:value-type="float">
            <text:p>59</text:p>
          </table:table-cell>
          <table:table-cell office:value-type="float" office:value="122.87148" calcext:value-type="float">
            <text:p>122.87148</text:p>
          </table:table-cell>
          <table:table-cell office:value-type="float" office:value="24.036829" calcext:value-type="float">
            <text:p>24.036829</text:p>
          </table:table-cell>
          <table:table-cell office:value-type="string" calcext:value-type="string">
            <text:p>simulate8Algo/portfolio_1_1_6</text:p>
          </table:table-cell>
          <table:table-cell office:value-type="float" office:value="411.180072878998" calcext:value-type="float">
            <text:p>411.18007287899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43_2a_bitvector_linux-3.16-rc1.tar.xz-43_2a-drivers--net--ethernet--stmicro--stmmac--stmmac.ko-entry_point.cil.out.i.bpl.txt</text:p>
          </table:table-cell>
          <table:table-cell office:value-type="string" calcext:value-type="string">
            <text:p>TIMEDOUT</text:p>
          </table:table-cell>
          <table:table-cell office:value-type="string" calcext:value-type="string">
            <text:p>NOK</text:p>
          </table:table-cell>
          <table:table-cell office:value-type="float" office:value="14" calcext:value-type="float">
            <text:p>14</text:p>
          </table:table-cell>
          <table:table-cell office:value-type="float" office:value="130" calcext:value-type="float">
            <text:p>130</text:p>
          </table:table-cell>
          <table:table-cell office:value-type="float" office:value="3472.316693" calcext:value-type="float">
            <text:p>3472.316693</text:p>
          </table:table-cell>
          <table:table-cell office:value-type="float" office:value="578.154727" calcext:value-type="float">
            <text:p>578.154727</text:p>
          </table:table-cell>
          <table:table-cell office:value-type="string" calcext:value-type="string">
            <text:p>simulate8Algo/portfolio_1_1_6</text:p>
          </table:table-cell>
          <table:table-cell office:value-type="float" office:value="522.670685178018" calcext:value-type="float">
            <text:p>522.670685178018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m0_drivers-usb-gadget-g_printer-ko--106_1a--2b9ec6c-2.i.bpl.txt</text:p>
          </table:table-cell>
          <table:table-cell table:number-columns-repeated="2" office:value-type="string" calcext:value-type="string">
            <text:p>NOK</text:p>
          </table:table-cell>
          <table:table-cell office:value-type="float" office:value="10" calcext:value-type="float">
            <text:p>10</text:p>
          </table:table-cell>
          <table:table-cell office:value-type="float" office:value="56" calcext:value-type="float">
            <text:p>56</text:p>
          </table:table-cell>
          <table:table-cell office:value-type="float" office:value="805.413945" calcext:value-type="float">
            <text:p>805.413945</text:p>
          </table:table-cell>
          <table:table-cell office:value-type="float" office:value="122.807815" calcext:value-type="float">
            <text:p>122.807815</text:p>
          </table:table-cell>
          <table:table-cell office:value-type="string" calcext:value-type="string">
            <text:p>simulate8Algo/portfolio_1_1_6</text:p>
          </table:table-cell>
          <table:table-cell office:value-type="float" office:value="555.832810802798" calcext:value-type="float">
            <text:p>555.83281080279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m0_sound-oss-opl3-ko--111_1a--42f9f8d-1.i.bpl.txt</text:p>
          </table:table-cell>
          <table:table-cell table:number-columns-repeated="2" office:value-type="string" calcext:value-type="string">
            <text:p>NOK</text:p>
          </table:table-cell>
          <table:table-cell office:value-type="float" office:value="12" calcext:value-type="float">
            <text:p>12</text:p>
          </table:table-cell>
          <table:table-cell office:value-type="float" office:value="70" calcext:value-type="float">
            <text:p>70</text:p>
          </table:table-cell>
          <table:table-cell office:value-type="float" office:value="933.437823" calcext:value-type="float">
            <text:p>933.437823</text:p>
          </table:table-cell>
          <table:table-cell office:value-type="float" office:value="141.356479" calcext:value-type="float">
            <text:p>141.356479</text:p>
          </table:table-cell>
          <table:table-cell office:value-type="string" calcext:value-type="string">
            <text:p>simulate8Algo/portfolio_1_1_6</text:p>
          </table:table-cell>
          <table:table-cell office:value-type="float" office:value="560.343147766152" calcext:value-type="float">
            <text:p>560.343147766152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nux-stable-4a349aa-1-32_7a-drivers--media--video--tlg2300--poseidon.ko-entry_point.cil.out.i.bpl.txt</text:p>
          </table:table-cell>
          <table:table-cell table:number-columns-repeated="2" office:value-type="string" calcext:value-type="string">
            <text:p>NOK</text:p>
          </table:table-cell>
          <table:table-cell office:value-type="float" office:value="57" calcext:value-type="float">
            <text:p>57</text:p>
          </table:table-cell>
          <table:table-cell office:value-type="float" office:value="67" calcext:value-type="float">
            <text:p>67</text:p>
          </table:table-cell>
          <table:table-cell office:value-type="float" office:value="276.451507" calcext:value-type="float">
            <text:p>276.451507</text:p>
          </table:table-cell>
          <table:table-cell office:value-type="float" office:value="37.949267" calcext:value-type="float">
            <text:p>37.949267</text:p>
          </table:table-cell>
          <table:table-cell office:value-type="string" calcext:value-type="string">
            <text:p>simulate8Algo/portfolio_1_1_6</text:p>
          </table:table-cell>
          <table:table-cell office:value-type="float" office:value="628.476539480987" calcext:value-type="float">
            <text:p>628.476539480987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nux-4.0-rc1---drivers--firewire--firewire-core.ko.cil.i.bpl.txt</text:p>
          </table:table-cell>
          <table:table-cell table:number-columns-repeated="2" office:value-type="string" calcext:value-type="string">
            <text:p>NOK</text:p>
          </table:table-cell>
          <table:table-cell office:value-type="float" office:value="56" calcext:value-type="float">
            <text:p>56</text:p>
          </table:table-cell>
          <table:table-cell office:value-type="float" office:value="70" calcext:value-type="float">
            <text:p>70</text:p>
          </table:table-cell>
          <table:table-cell office:value-type="float" office:value="304.592952" calcext:value-type="float">
            <text:p>304.592952</text:p>
          </table:table-cell>
          <table:table-cell office:value-type="float" office:value="27.945441" calcext:value-type="float">
            <text:p>27.945441</text:p>
          </table:table-cell>
          <table:table-cell office:value-type="string" calcext:value-type="string">
            <text:p>simulate8Algo/portfolio_1_1_6</text:p>
          </table:table-cell>
          <table:table-cell office:value-type="float" office:value="989.955789210841" calcext:value-type="float">
            <text:p>989.955789210841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nux-4.0-rc1---drivers--video--fbdev--core--fb.ko.cil.i.bpl.txt</text:p>
          </table:table-cell>
          <table:table-cell table:number-columns-repeated="2" office:value-type="string" calcext:value-type="string">
            <text:p>NOK</text:p>
          </table:table-cell>
          <table:table-cell office:value-type="float" office:value="92" calcext:value-type="float">
            <text:p>92</text:p>
          </table:table-cell>
          <table:table-cell office:value-type="float" office:value="108" calcext:value-type="float">
            <text:p>108</text:p>
          </table:table-cell>
          <table:table-cell office:value-type="float" office:value="1439.6014" calcext:value-type="float">
            <text:p>1439.6014</text:p>
          </table:table-cell>
          <table:table-cell office:value-type="float" office:value="71.605796" calcext:value-type="float">
            <text:p>71.605796</text:p>
          </table:table-cell>
          <table:table-cell office:value-type="string" calcext:value-type="string">
            <text:p>simulate8Algo/portfolio_1_1_6</text:p>
          </table:table-cell>
          <table:table-cell office:value-type="float" office:value="1910.45373477868" calcext:value-type="float">
            <text:p>1910.45373477868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nux-4.0-rc1---drivers--md--raid456.ko.cil.i.bpl.txt</text:p>
          </table:table-cell>
          <table:table-cell office:value-type="string" calcext:value-type="string">
            <text:p>TIMEDOUT</text:p>
          </table:table-cell>
          <table:table-cell office:value-type="string" calcext:value-type="string">
            <text:p>NOK</text:p>
          </table:table-cell>
          <table:table-cell office:value-type="float" office:value="877" calcext:value-type="float">
            <text:p>877</text:p>
          </table:table-cell>
          <table:table-cell office:value-type="float" office:value="352" calcext:value-type="float">
            <text:p>352</text:p>
          </table:table-cell>
          <table:table-cell office:value-type="float" office:value="3562.027563" calcext:value-type="float">
            <text:p>3562.027563</text:p>
          </table:table-cell>
          <table:table-cell office:value-type="float" office:value="160.51203" calcext:value-type="float">
            <text:p>160.51203</text:p>
          </table:table-cell>
          <table:table-cell office:value-type="string" calcext:value-type="string">
            <text:p>simulate8Algo/portfolio_1_1_6</text:p>
          </table:table-cell>
          <table:table-cell office:value-type="float" office:value="2142.82254731935" calcext:value-type="float">
            <text:p>2142.82254731935</text:p>
          </table:table-cell>
          <table:table-cell office:value-type="float" office:value="0" calcext:value-type="float">
            <text:p>0</text:p>
          </table:table-cell>
          <table:table-cell office:value-type="float" office:value="1" calcext:value-type="float">
            <text:p>1</text:p>
          </table:table-cell>
        </table:table-row>
        <table:table-row table:style-name="ro1">
          <table:table-cell office:value-type="string" calcext:value-type="string">
            <text:p>205_9a_array_unsafes_linux-3.16-rc1.tar.xz-205_9a-drivers--net--wireless--ath--ath9k--ath9k_htc.ko-entry_point.cil.out.i.bpl.txt</text:p>
          </table:table-cell>
          <table:table-cell table:number-columns-repeated="2" office:value-type="string" calcext:value-type="string">
            <text:p>TIMEDOUT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600" calcext:value-type="float">
            <text:p>3600</text:p>
          </table:table-cell>
          <table:table-cell table:number-columns-repeated="2" office:value-type="string" calcext:value-type="string">
            <text:p>TIMED-OUT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nux-stable-5934df9-1-111_1a-drivers--scsi--gdth.ko-entry_point_ldv-val-v0.8.cil.out.i.bpl.txt</text:p>
          </table:table-cell>
          <table:table-cell table:number-columns-repeated="2" office:value-type="string" calcext:value-type="string">
            <text:p>TIMEDOUT</text:p>
          </table:table-cell>
          <table:table-cell office:value-type="float" office:value="2" calcext:value-type="float">
            <text:p>2</text:p>
          </table:table-cell>
          <table:table-cell office:value-type="float" office:value="254" calcext:value-type="float">
            <text:p>254</text:p>
          </table:table-cell>
          <table:table-cell office:value-type="float" office:value="3000.798301" calcext:value-type="float">
            <text:p>3000.798301</text:p>
          </table:table-cell>
          <table:table-cell office:value-type="float" office:value="3000.431337" calcext:value-type="float">
            <text:p>3000.431337</text:p>
          </table:table-cell>
          <table:table-cell table:number-columns-repeated="2" office:value-type="string" calcext:value-type="string">
            <text:p>TIMED-OUT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2_7_cilled_const_ok_linux-32_1-drivers--video--aty--atyfb.ko-ldv_main0_sequence_infinite_withcheck_stateful.cil.out.i.bpl.txt</text:p>
          </table:table-cell>
          <table:table-cell table:number-columns-repeated="2" office:value-type="string" calcext:value-type="string">
            <text:p>TIMEDOUT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600" calcext:value-type="float">
            <text:p>3600</text:p>
          </table:table-cell>
          <table:table-cell table:number-columns-repeated="2" office:value-type="string" calcext:value-type="string">
            <text:p>TIMED-OUT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2_7_cilled_const_ok_linux-32_1-drivers--media--video--vivi.ko-ldv_main0_sequence_infinite_withcheck_stateful.cil.out.i.bpl.txt</text:p>
          </table:table-cell>
          <table:table-cell table:number-columns-repeated="2" office:value-type="string" calcext:value-type="string">
            <text:p>TIMEDOUT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600" calcext:value-type="float">
            <text:p>3600</text:p>
          </table:table-cell>
          <table:table-cell table:number-columns-repeated="2" office:value-type="string" calcext:value-type="string">
            <text:p>TIMED-OUT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nux-4.0-rc1---drivers--misc--sgi-gru--gru.ko.cil.i.bpl.txt</text:p>
          </table:table-cell>
          <table:table-cell table:number-columns-repeated="2" office:value-type="string" calcext:value-type="string">
            <text:p>TIMEDOUT</text:p>
          </table:table-cell>
          <table:table-cell office:value-type="float" office:value="1357" calcext:value-type="float">
            <text:p>1357</text:p>
          </table:table-cell>
          <table:table-cell office:value-type="float" office:value="824" calcext:value-type="float">
            <text:p>824</text:p>
          </table:table-cell>
          <table:table-cell office:value-type="float" office:value="3518.570254" calcext:value-type="float">
            <text:p>3518.570254</text:p>
          </table:table-cell>
          <table:table-cell office:value-type="float" office:value="3521.343074" calcext:value-type="float">
            <text:p>3521.343074</text:p>
          </table:table-cell>
          <table:table-cell table:number-columns-repeated="2" office:value-type="string" calcext:value-type="string">
            <text:p>TIMED-OUT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32_7_cilled_const_ok_linux-32_1-drivers--usb--storage--usb-storage.ko-ldv_main0_sequence_infinite_withcheck_stateful.cil.out.i.bpl.txt</text:p>
          </table:table-cell>
          <table:table-cell table:number-columns-repeated="2" office:value-type="string" calcext:value-type="string">
            <text:p>TIMEDOUT</text:p>
          </table:table-cell>
          <table:table-cell office:value-type="float" office:value="2" calcext:value-type="float">
            <text:p>2</text:p>
          </table:table-cell>
          <table:table-cell office:value-type="float" office:value="41" calcext:value-type="float">
            <text:p>41</text:p>
          </table:table-cell>
          <table:table-cell office:value-type="float" office:value="3570.925237" calcext:value-type="float">
            <text:p>3570.925237</text:p>
          </table:table-cell>
          <table:table-cell office:value-type="float" office:value="3561.367269" calcext:value-type="float">
            <text:p>3561.367269</text:p>
          </table:table-cell>
          <table:table-cell table:number-columns-repeated="2" office:value-type="string" calcext:value-type="string">
            <text:p>TIMED-OUT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nux-stable-1575714-1-150_1a-drivers--net--wireless--b43--b43.ko-entry_point.cil.out.i.bpl.txt</text:p>
          </table:table-cell>
          <table:table-cell table:number-columns-repeated="2" office:value-type="string" calcext:value-type="string">
            <text:p>TIMEDOUT</text:p>
          </table:table-cell>
          <table:table-cell table:number-columns-repeated="2" office:value-type="float" office:value="0" calcext:value-type="float">
            <text:p>0</text:p>
          </table:table-cell>
          <table:table-cell table:number-columns-repeated="2" office:value-type="float" office:value="3600" calcext:value-type="float">
            <text:p>3600</text:p>
          </table:table-cell>
          <table:table-cell table:number-columns-repeated="2" office:value-type="string" calcext:value-type="string">
            <text:p>TIMED-OUT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nux-4.0-rc1---drivers--media--usb--ttusb-budget--dvb-ttusb-budget.ko.cil.i.bpl.txt</text:p>
          </table:table-cell>
          <table:table-cell table:number-columns-repeated="2" office:value-type="string" calcext:value-type="string">
            <text:p>TIMEDOUT</text:p>
          </table:table-cell>
          <table:table-cell office:value-type="float" office:value="7155" calcext:value-type="float">
            <text:p>7155</text:p>
          </table:table-cell>
          <table:table-cell office:value-type="float" office:value="1053" calcext:value-type="float">
            <text:p>1053</text:p>
          </table:table-cell>
          <table:table-cell office:value-type="float" office:value="3589.612177" calcext:value-type="float">
            <text:p>3589.612177</text:p>
          </table:table-cell>
          <table:table-cell office:value-type="float" office:value="3589.312409" calcext:value-type="float">
            <text:p>3589.312409</text:p>
          </table:table-cell>
          <table:table-cell table:number-columns-repeated="2" office:value-type="string" calcext:value-type="string">
            <text:p>TIMED-OUT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nux-stable-5934df9-1-111_1a-drivers--scsi--gdth.ko-entry_point.cil.out.i.bpl.txt</text:p>
          </table:table-cell>
          <table:table-cell table:number-columns-repeated="2" office:value-type="string" calcext:value-type="string">
            <text:p>TIMEDOUT</text:p>
          </table:table-cell>
          <table:table-cell office:value-type="float" office:value="2" calcext:value-type="float">
            <text:p>2</text:p>
          </table:table-cell>
          <table:table-cell office:value-type="float" office:value="124" calcext:value-type="float">
            <text:p>124</text:p>
          </table:table-cell>
          <table:table-cell office:value-type="float" office:value="2965.544767" calcext:value-type="float">
            <text:p>2965.544767</text:p>
          </table:table-cell>
          <table:table-cell office:value-type="float" office:value="3016.562019" calcext:value-type="float">
            <text:p>3016.562019</text:p>
          </table:table-cell>
          <table:table-cell table:number-columns-repeated="2" office:value-type="string" calcext:value-type="string">
            <text:p>TIMED-OUT</text:p>
          </table:table-cell>
          <table:table-cell table:number-columns-repeated="2" office:value-type="float" office:value="0" calcext:value-type="float">
            <text:p>0</text:p>
          </table:table-cell>
        </table:table-row>
        <table:table-row table:style-name="ro1">
          <table:table-cell office:value-type="string" calcext:value-type="string">
            <text:p>linux-4.0-rc1---drivers--block--skd.ko.cil.i.bpl.txt</text:p>
          </table:table-cell>
          <table:table-cell table:number-columns-repeated="2" office:value-type="string" calcext:value-type="string">
            <text:p>TIMEDOUT</text:p>
          </table:table-cell>
          <table:table-cell office:value-type="float" office:value="4717" calcext:value-type="float">
            <text:p>4717</text:p>
          </table:table-cell>
          <table:table-cell office:value-type="float" office:value="1168" calcext:value-type="float">
            <text:p>1168</text:p>
          </table:table-cell>
          <table:table-cell office:value-type="float" office:value="3566.327239" calcext:value-type="float">
            <text:p>3566.327239</text:p>
          </table:table-cell>
          <table:table-cell office:value-type="float" office:value="3566.574142" calcext:value-type="float">
            <text:p>3566.574142</text:p>
          </table:table-cell>
          <table:table-cell table:number-columns-repeated="2" office:value-type="string" calcext:value-type="string">
            <text:p>TIMED-OUT</text:p>
          </table:table-cell>
          <table:table-cell table:number-columns-repeated="2" office:value-type="float" office:value="0" calcext:value-type="float">
            <text:p>0</text:p>
          </table:table-cell>
        </table:table-row>
      </table:table>
      <table:table table:name="NOK" table:style-name="ta1">
        <table:table-column table:style-name="co11" table:number-columns-repeated="2" table:default-cell-style-name="Default"/>
        <table:table-column table:style-name="co12" table:default-cell-style-name="Default"/>
        <table:table-column table:style-name="co13" table:default-cell-style-name="Default"/>
        <table:table-row table:style-name="ro1">
          <table:table-cell office:value-type="float" office:value="-48.3026423858" calcext:value-type="float">
            <text:p>-48.3026423858</text:p>
          </table:table-cell>
          <table:table-cell table:number-columns-repeated="3"/>
        </table:table-row>
        <table:table-row table:style-name="ro1">
          <table:table-cell office:value-type="float" office:value="-17.4361807902895" calcext:value-type="float">
            <text:p>-17.4361807902895</text:p>
          </table:table-cell>
          <table:table-cell table:number-columns-repeated="3"/>
        </table:table-row>
        <table:table-row table:style-name="ro1">
          <table:table-cell office:value-type="float" office:value="-16.5881341124489" calcext:value-type="float">
            <text:p>-16.5881341124489</text:p>
          </table:table-cell>
          <table:table-cell table:number-columns-repeated="3"/>
        </table:table-row>
        <table:table-row table:style-name="ro1">
          <table:table-cell office:value-type="float" office:value="-13.0046626459481" calcext:value-type="float">
            <text:p>-13.0046626459481</text:p>
          </table:table-cell>
          <table:table-cell table:number-columns-repeated="3"/>
        </table:table-row>
        <table:table-row table:style-name="ro1">
          <table:table-cell office:value-type="float" office:value="-7.93285499926524" calcext:value-type="float">
            <text:p>-7.93285499926524</text:p>
          </table:table-cell>
          <table:table-cell table:number-columns-repeated="3"/>
        </table:table-row>
        <table:table-row table:style-name="ro1">
          <table:table-cell office:value-type="float" office:value="-7.61118933730311" calcext:value-type="float">
            <text:p>-7.61118933730311</text:p>
          </table:table-cell>
          <table:table-cell table:number-columns-repeated="3"/>
        </table:table-row>
        <table:table-row table:style-name="ro1">
          <table:table-cell office:value-type="float" office:value="-6.57579542847811" calcext:value-type="float">
            <text:p>-6.57579542847811</text:p>
          </table:table-cell>
          <table:table-cell table:number-columns-repeated="3"/>
        </table:table-row>
        <table:table-row table:style-name="ro1">
          <table:table-cell office:value-type="float" office:value="-5.47332086231146" calcext:value-type="float">
            <text:p>-5.47332086231146</text:p>
          </table:table-cell>
          <table:table-cell table:number-columns-repeated="3"/>
        </table:table-row>
        <table:table-row table:style-name="ro1">
          <table:table-cell office:value-type="float" office:value="-5.08870504419392" calcext:value-type="float">
            <text:p>-5.08870504419392</text:p>
          </table:table-cell>
          <table:table-cell table:number-columns-repeated="3"/>
        </table:table-row>
        <table:table-row table:style-name="ro1">
          <table:table-cell office:value-type="float" office:value="-4.45203194564408" calcext:value-type="float">
            <text:p>-4.45203194564408</text:p>
          </table:table-cell>
          <table:table-cell table:number-columns-repeated="3"/>
        </table:table-row>
        <table:table-row table:style-name="ro1">
          <table:table-cell office:value-type="float" office:value="-4.11557573351586" calcext:value-type="float">
            <text:p>-4.11557573351586</text:p>
          </table:table-cell>
          <table:table-cell table:number-columns-repeated="3"/>
        </table:table-row>
        <table:table-row table:style-name="ro1">
          <table:table-cell office:value-type="float" office:value="-3.40530497088485" calcext:value-type="float">
            <text:p>-3.40530497088485</text:p>
          </table:table-cell>
          <table:table-cell table:number-columns-repeated="3"/>
        </table:table-row>
        <table:table-row table:style-name="ro1">
          <table:table-cell office:value-type="float" office:value="-2.46247650784067" calcext:value-type="float">
            <text:p>-2.46247650784067</text:p>
          </table:table-cell>
          <table:table-cell table:number-columns-repeated="3"/>
        </table:table-row>
        <table:table-row table:style-name="ro1">
          <table:table-cell office:value-type="float" office:value="-2.02504745147316" calcext:value-type="float">
            <text:p>-2.02504745147316</text:p>
          </table:table-cell>
          <table:table-cell table:number-columns-repeated="3"/>
        </table:table-row>
        <table:table-row table:style-name="ro1">
          <table:table-cell office:value-type="float" office:value="-1.60589478098375" calcext:value-type="float">
            <text:p>-1.60589478098375</text:p>
          </table:table-cell>
          <table:table-cell table:number-columns-repeated="3"/>
        </table:table-row>
        <table:table-row table:style-name="ro1">
          <table:table-cell office:value-type="float" office:value="-1.48608288799044" calcext:value-type="float">
            <text:p>-1.48608288799044</text:p>
          </table:table-cell>
          <table:table-cell table:number-columns-repeated="3"/>
        </table:table-row>
        <table:table-row table:style-name="ro1">
          <table:table-cell office:value-type="float" office:value="-0.986924220635572" calcext:value-type="float">
            <text:p>-0.986924220635572</text:p>
          </table:table-cell>
          <table:table-cell table:number-columns-repeated="3"/>
        </table:table-row>
        <table:table-row table:style-name="ro1">
          <table:table-cell office:value-type="float" office:value="-0.641733269811742" calcext:value-type="float">
            <text:p>-0.641733269811742</text:p>
          </table:table-cell>
          <table:table-cell table:number-columns-repeated="3"/>
        </table:table-row>
        <table:table-row table:style-name="ro1">
          <table:table-cell office:value-type="float" office:value="0.910581567354648" calcext:value-type="float">
            <text:p>0.910581567354648</text:p>
          </table:table-cell>
          <table:table-cell table:number-columns-repeated="3"/>
        </table:table-row>
        <table:table-row table:style-name="ro1">
          <table:table-cell office:value-type="float" office:value="2.07020977848198" calcext:value-type="float">
            <text:p>2.07020977848198</text:p>
          </table:table-cell>
          <table:table-cell table:number-columns-repeated="3"/>
        </table:table-row>
        <table:table-row table:style-name="ro1">
          <table:table-cell office:value-type="float" office:value="3.26509316110637" calcext:value-type="float">
            <text:p>3.26509316110637</text:p>
          </table:table-cell>
          <table:table-cell table:number-columns-repeated="3"/>
        </table:table-row>
        <table:table-row table:style-name="ro1">
          <table:table-cell office:value-type="float" office:value="5.5119630917797" calcext:value-type="float">
            <text:p>5.5119630917797</text:p>
          </table:table-cell>
          <table:table-cell table:number-columns-repeated="3"/>
        </table:table-row>
        <table:table-row table:style-name="ro1">
          <table:table-cell office:value-type="float" office:value="7.1386672695222" calcext:value-type="float">
            <text:p>7.1386672695222</text:p>
          </table:table-cell>
          <table:table-cell table:number-columns-repeated="3"/>
        </table:table-row>
        <table:table-row table:style-name="ro1">
          <table:table-cell office:value-type="float" office:value="8.20037267148393" calcext:value-type="float">
            <text:p>8.20037267148393</text:p>
          </table:table-cell>
          <table:table-cell table:number-columns-repeated="3"/>
        </table:table-row>
        <table:table-row table:style-name="ro1">
          <table:table-cell office:value-type="float" office:value="8.25562848544002" calcext:value-type="float">
            <text:p>8.25562848544002</text:p>
          </table:table-cell>
          <table:table-cell table:number-columns-repeated="3"/>
        </table:table-row>
        <table:table-row table:style-name="ro1">
          <table:table-cell office:value-type="float" office:value="9.62527136222244" calcext:value-type="float">
            <text:p>9.62527136222244</text:p>
          </table:table-cell>
          <table:table-cell table:number-columns-repeated="3"/>
        </table:table-row>
        <table:table-row table:style-name="ro1">
          <table:table-cell office:value-type="float" office:value="14.7863537383571" calcext:value-type="float">
            <text:p>14.7863537383571</text:p>
          </table:table-cell>
          <table:table-cell table:number-columns-repeated="3"/>
        </table:table-row>
        <table:table-row table:style-name="ro1">
          <table:table-cell office:value-type="float" office:value="14.8545289166376" calcext:value-type="float">
            <text:p>14.8545289166376</text:p>
          </table:table-cell>
          <table:table-cell table:number-columns-repeated="3"/>
        </table:table-row>
        <table:table-row table:style-name="ro1">
          <table:table-cell office:value-type="float" office:value="14.92591714422" calcext:value-type="float">
            <text:p>14.92591714422</text:p>
          </table:table-cell>
          <table:table-cell table:number-columns-repeated="3"/>
        </table:table-row>
        <table:table-row table:style-name="ro1">
          <table:table-cell office:value-type="float" office:value="15.8328281406469" calcext:value-type="float">
            <text:p>15.8328281406469</text:p>
          </table:table-cell>
          <table:table-cell table:number-columns-repeated="3"/>
        </table:table-row>
        <table:table-row table:style-name="ro1">
          <table:table-cell office:value-type="float" office:value="16.3000635085633" calcext:value-type="float">
            <text:p>16.3000635085633</text:p>
          </table:table-cell>
          <table:table-cell table:number-columns-repeated="3"/>
        </table:table-row>
        <table:table-row table:style-name="ro1">
          <table:table-cell office:value-type="float" office:value="20.0709465157674" calcext:value-type="float">
            <text:p>20.0709465157674</text:p>
          </table:table-cell>
          <table:table-cell table:number-columns-repeated="3"/>
        </table:table-row>
        <table:table-row table:style-name="ro1">
          <table:table-cell office:value-type="float" office:value="20.8045468380103" calcext:value-type="float">
            <text:p>20.8045468380103</text:p>
          </table:table-cell>
          <table:table-cell table:number-columns-repeated="3"/>
        </table:table-row>
        <table:table-row table:style-name="ro1">
          <table:table-cell office:value-type="float" office:value="20.9464244795546" calcext:value-type="float">
            <text:p>20.9464244795546</text:p>
          </table:table-cell>
          <table:table-cell table:number-columns-repeated="3"/>
        </table:table-row>
        <table:table-row table:style-name="ro1">
          <table:table-cell office:value-type="float" office:value="23.4576917902873" calcext:value-type="float">
            <text:p>23.4576917902873</text:p>
          </table:table-cell>
          <table:table-cell table:number-columns-repeated="3"/>
        </table:table-row>
        <table:table-row table:style-name="ro1">
          <table:table-cell office:value-type="float" office:value="24.6870059571084" calcext:value-type="float">
            <text:p>24.6870059571084</text:p>
          </table:table-cell>
          <table:table-cell table:number-columns-repeated="3"/>
        </table:table-row>
        <table:table-row table:style-name="ro1">
          <table:table-cell office:value-type="float" office:value="31.4782680977607" calcext:value-type="float">
            <text:p>31.4782680977607</text:p>
          </table:table-cell>
          <table:table-cell table:number-columns-repeated="3"/>
        </table:table-row>
        <table:table-row table:style-name="ro1">
          <table:table-cell office:value-type="float" office:value="38.9455207323956" calcext:value-type="float">
            <text:p>38.9455207323956</text:p>
          </table:table-cell>
          <table:table-cell table:number-columns-repeated="3"/>
        </table:table-row>
        <table:table-row table:style-name="ro1">
          <table:table-cell office:value-type="float" office:value="44.1843875282841" calcext:value-type="float">
            <text:p>44.1843875282841</text:p>
          </table:table-cell>
          <table:table-cell table:number-columns-repeated="3"/>
        </table:table-row>
        <table:table-row table:style-name="ro1">
          <table:table-cell office:value-type="float" office:value="47.5595358038584" calcext:value-type="float">
            <text:p>47.5595358038584</text:p>
          </table:table-cell>
          <table:table-cell table:number-columns-repeated="3"/>
        </table:table-row>
        <table:table-row table:style-name="ro1">
          <table:table-cell office:value-type="float" office:value="50.2464891376963" calcext:value-type="float">
            <text:p>50.2464891376963</text:p>
          </table:table-cell>
          <table:table-cell table:number-columns-repeated="3"/>
        </table:table-row>
        <table:table-row table:style-name="ro1">
          <table:table-cell office:value-type="float" office:value="51.2322016012656" calcext:value-type="float">
            <text:p>51.2322016012656</text:p>
          </table:table-cell>
          <table:table-cell table:number-columns-repeated="3"/>
        </table:table-row>
        <table:table-row table:style-name="ro1">
          <table:table-cell office:value-type="float" office:value="52.9024905532108" calcext:value-type="float">
            <text:p>52.9024905532108</text:p>
          </table:table-cell>
          <table:table-cell table:number-columns-repeated="3"/>
        </table:table-row>
        <table:table-row table:style-name="ro1">
          <table:table-cell office:value-type="float" office:value="58.2938041723388" calcext:value-type="float">
            <text:p>58.2938041723388</text:p>
          </table:table-cell>
          <table:table-cell table:number-columns-repeated="3"/>
        </table:table-row>
        <table:table-row table:style-name="ro1">
          <table:table-cell table:style-name="ce1" office:value-type="float" office:value="59.8702224766169" calcext:value-type="float">
            <text:p>59.8702224766169</text:p>
          </table:table-cell>
          <table:table-cell table:style-name="ce1" office:value-type="float" office:value="60.19" calcext:value-type="float">
            <text:p>60.19</text:p>
          </table:table-cell>
          <table:table-cell office:value-type="string" calcext:value-type="string">
            <text:p>72 portfolio better</text:p>
          </table:table-cell>
          <table:table-cell office:value-type="string" calcext:value-type="string">
            <text:p>100:3;50:32;0:37</text:p>
          </table:table-cell>
        </table:table-row>
        <table:table-row table:style-name="ro1">
          <table:table-cell table:style-name="ce1" office:value-type="float" office:value="60.5136093409073" calcext:value-type="float">
            <text:p>60.5136093409073</text:p>
          </table:table-cell>
          <table:table-cell/>
          <table:table-cell office:value-type="string" calcext:value-type="string">
            <text:p>18 vanilla better</text:p>
          </table:table-cell>
          <table:table-cell/>
        </table:table-row>
        <table:table-row table:style-name="ro1">
          <table:table-cell office:value-type="float" office:value="71.6604402288676" calcext:value-type="float">
            <text:p>71.6604402288676</text:p>
          </table:table-cell>
          <table:table-cell/>
          <table:table-cell office:value-type="string" calcext:value-type="string">
            <text:p>4 vanilla timed out but portfolio solved</text:p>
          </table:table-cell>
          <table:table-cell/>
        </table:table-row>
        <table:table-row table:style-name="ro1">
          <table:table-cell office:value-type="float" office:value="72.8156363483322" calcext:value-type="float">
            <text:p>72.8156363483322</text:p>
          </table:table-cell>
          <table:table-cell/>
          <table:table-cell office:value-type="string" calcext:value-type="string">
            <text:p>10 both timedout</text:p>
          </table:table-cell>
          <table:table-cell/>
        </table:table-row>
        <table:table-row table:style-name="ro1">
          <table:table-cell office:value-type="float" office:value="82.625646130761" calcext:value-type="float">
            <text:p>82.625646130761</text:p>
          </table:table-cell>
          <table:table-cell table:number-columns-repeated="3"/>
        </table:table-row>
        <table:table-row table:style-name="ro1">
          <table:table-cell office:value-type="float" office:value="83.1701506780955" calcext:value-type="float">
            <text:p>83.1701506780955</text:p>
          </table:table-cell>
          <table:table-cell table:number-columns-repeated="3"/>
        </table:table-row>
        <table:table-row table:style-name="ro1">
          <table:table-cell office:value-type="float" office:value="85.8152152597106" calcext:value-type="float">
            <text:p>85.8152152597106</text:p>
          </table:table-cell>
          <table:table-cell table:number-columns-repeated="3"/>
        </table:table-row>
        <table:table-row table:style-name="ro1">
          <table:table-cell office:value-type="float" office:value="86.6782523808704" calcext:value-type="float">
            <text:p>86.6782523808704</text:p>
          </table:table-cell>
          <table:table-cell table:number-columns-repeated="3"/>
        </table:table-row>
        <table:table-row table:style-name="ro1">
          <table:table-cell office:value-type="float" office:value="89.8805474905062" calcext:value-type="float">
            <text:p>89.8805474905062</text:p>
          </table:table-cell>
          <table:table-cell table:number-columns-repeated="3"/>
        </table:table-row>
        <table:table-row table:style-name="ro1">
          <table:table-cell office:value-type="float" office:value="90.3198530653504" calcext:value-type="float">
            <text:p>90.3198530653504</text:p>
          </table:table-cell>
          <table:table-cell table:number-columns-repeated="3"/>
        </table:table-row>
        <table:table-row table:style-name="ro1">
          <table:table-cell office:value-type="float" office:value="100.149262252683" calcext:value-type="float">
            <text:p>100.149262252683</text:p>
          </table:table-cell>
          <table:table-cell table:number-columns-repeated="3"/>
        </table:table-row>
        <table:table-row table:style-name="ro1">
          <table:table-cell office:value-type="float" office:value="101.270531700571" calcext:value-type="float">
            <text:p>101.270531700571</text:p>
          </table:table-cell>
          <table:table-cell table:number-columns-repeated="3"/>
        </table:table-row>
        <table:table-row table:style-name="ro1">
          <table:table-cell office:value-type="float" office:value="101.387120272539" calcext:value-type="float">
            <text:p>101.387120272539</text:p>
          </table:table-cell>
          <table:table-cell table:number-columns-repeated="3"/>
        </table:table-row>
        <table:table-row table:style-name="ro1">
          <table:table-cell office:value-type="float" office:value="112.187823571443" calcext:value-type="float">
            <text:p>112.187823571443</text:p>
          </table:table-cell>
          <table:table-cell table:number-columns-repeated="3"/>
        </table:table-row>
        <table:table-row table:style-name="ro1">
          <table:table-cell office:value-type="float" office:value="132.994597970445" calcext:value-type="float">
            <text:p>132.994597970445</text:p>
          </table:table-cell>
          <table:table-cell table:number-columns-repeated="3"/>
        </table:table-row>
        <table:table-row table:style-name="ro1">
          <table:table-cell office:value-type="float" office:value="167.765573384868" calcext:value-type="float">
            <text:p>167.765573384868</text:p>
          </table:table-cell>
          <table:table-cell table:number-columns-repeated="3"/>
        </table:table-row>
        <table:table-row table:style-name="ro1">
          <table:table-cell office:value-type="float" office:value="170.670560769199" calcext:value-type="float">
            <text:p>170.670560769199</text:p>
          </table:table-cell>
          <table:table-cell table:number-columns-repeated="3"/>
        </table:table-row>
        <table:table-row table:style-name="ro1">
          <table:table-cell office:value-type="float" office:value="171.668592706498" calcext:value-type="float">
            <text:p>171.668592706498</text:p>
          </table:table-cell>
          <table:table-cell table:number-columns-repeated="3"/>
        </table:table-row>
        <table:table-row table:style-name="ro1">
          <table:table-cell office:value-type="float" office:value="172.900983713102" calcext:value-type="float">
            <text:p>172.900983713102</text:p>
          </table:table-cell>
          <table:table-cell table:number-columns-repeated="3"/>
        </table:table-row>
        <table:table-row table:style-name="ro1">
          <table:table-cell office:value-type="float" office:value="181.857983016006" calcext:value-type="float">
            <text:p>181.857983016006</text:p>
          </table:table-cell>
          <table:table-cell table:number-columns-repeated="3"/>
        </table:table-row>
        <table:table-row table:style-name="ro1">
          <table:table-cell office:value-type="float" office:value="199.128232548766" calcext:value-type="float">
            <text:p>199.128232548766</text:p>
          </table:table-cell>
          <table:table-cell table:number-columns-repeated="3"/>
        </table:table-row>
        <table:table-row table:style-name="ro1">
          <table:table-cell office:value-type="float" office:value="206.946707920719" calcext:value-type="float">
            <text:p>206.946707920719</text:p>
          </table:table-cell>
          <table:table-cell table:number-columns-repeated="3"/>
        </table:table-row>
        <table:table-row table:style-name="ro1">
          <table:table-cell office:value-type="float" office:value="207.27293993602" calcext:value-type="float">
            <text:p>207.27293993602</text:p>
          </table:table-cell>
          <table:table-cell table:number-columns-repeated="3"/>
        </table:table-row>
        <table:table-row table:style-name="ro1">
          <table:table-cell office:value-type="float" office:value="235.352997589345" calcext:value-type="float">
            <text:p>235.352997589345</text:p>
          </table:table-cell>
          <table:table-cell table:number-columns-repeated="3"/>
        </table:table-row>
        <table:table-row table:style-name="ro1">
          <table:table-cell office:value-type="float" office:value="239.716941521629" calcext:value-type="float">
            <text:p>239.716941521629</text:p>
          </table:table-cell>
          <table:table-cell table:number-columns-repeated="3"/>
        </table:table-row>
        <table:table-row table:style-name="ro1">
          <table:table-cell office:value-type="float" office:value="251.953005710233" calcext:value-type="float">
            <text:p>251.953005710233</text:p>
          </table:table-cell>
          <table:table-cell table:number-columns-repeated="3"/>
        </table:table-row>
        <table:table-row table:style-name="ro1">
          <table:table-cell office:value-type="float" office:value="255.536267454317" calcext:value-type="float">
            <text:p>255.536267454317</text:p>
          </table:table-cell>
          <table:table-cell table:number-columns-repeated="3"/>
        </table:table-row>
        <table:table-row table:style-name="ro1">
          <table:table-cell office:value-type="float" office:value="261.782312364054" calcext:value-type="float">
            <text:p>261.782312364054</text:p>
          </table:table-cell>
          <table:table-cell table:number-columns-repeated="3"/>
        </table:table-row>
        <table:table-row table:style-name="ro1">
          <table:table-cell office:value-type="float" office:value="279.854897853979" calcext:value-type="float">
            <text:p>279.854897853979</text:p>
          </table:table-cell>
          <table:table-cell table:number-columns-repeated="3"/>
        </table:table-row>
        <table:table-row table:style-name="ro1">
          <table:table-cell office:value-type="float" office:value="299.731283136255" calcext:value-type="float">
            <text:p>299.731283136255</text:p>
          </table:table-cell>
          <table:table-cell table:number-columns-repeated="3"/>
        </table:table-row>
        <table:table-row table:style-name="ro1">
          <table:table-cell office:value-type="float" office:value="305.896436550347" calcext:value-type="float">
            <text:p>305.896436550347</text:p>
          </table:table-cell>
          <table:table-cell table:number-columns-repeated="3"/>
        </table:table-row>
        <table:table-row table:style-name="ro1">
          <table:table-cell office:value-type="float" office:value="323.504554571042" calcext:value-type="float">
            <text:p>323.504554571042</text:p>
          </table:table-cell>
          <table:table-cell table:number-columns-repeated="3"/>
        </table:table-row>
        <table:table-row table:style-name="ro1">
          <table:table-cell office:value-type="float" office:value="333.856099924208" calcext:value-type="float">
            <text:p>333.856099924208</text:p>
          </table:table-cell>
          <table:table-cell table:number-columns-repeated="3"/>
        </table:table-row>
        <table:table-row table:style-name="ro1">
          <table:table-cell office:value-type="float" office:value="336.416738374833" calcext:value-type="float">
            <text:p>336.416738374833</text:p>
          </table:table-cell>
          <table:table-cell table:number-columns-repeated="3"/>
        </table:table-row>
        <table:table-row table:style-name="ro1">
          <table:table-cell office:value-type="float" office:value="359.712545229499" calcext:value-type="float">
            <text:p>359.712545229499</text:p>
          </table:table-cell>
          <table:table-cell table:number-columns-repeated="3"/>
        </table:table-row>
        <table:table-row table:style-name="ro1">
          <table:table-cell office:value-type="float" office:value="374.909263967946" calcext:value-type="float">
            <text:p>374.909263967946</text:p>
          </table:table-cell>
          <table:table-cell table:number-columns-repeated="3"/>
        </table:table-row>
        <table:table-row table:style-name="ro1">
          <table:table-cell office:value-type="float" office:value="380.487287679207" calcext:value-type="float">
            <text:p>380.487287679207</text:p>
          </table:table-cell>
          <table:table-cell table:number-columns-repeated="3"/>
        </table:table-row>
        <table:table-row table:style-name="ro1">
          <table:table-cell office:value-type="float" office:value="383.050825351911" calcext:value-type="float">
            <text:p>383.050825351911</text:p>
          </table:table-cell>
          <table:table-cell table:number-columns-repeated="3"/>
        </table:table-row>
        <table:table-row table:style-name="ro1">
          <table:table-cell office:value-type="float" office:value="411.180072878998" calcext:value-type="float">
            <text:p>411.180072878998</text:p>
          </table:table-cell>
          <table:table-cell table:number-columns-repeated="3"/>
        </table:table-row>
        <table:table-row table:style-name="ro1">
          <table:table-cell office:value-type="float" office:value="522.670685178018" calcext:value-type="float">
            <text:p>522.670685178018</text:p>
          </table:table-cell>
          <table:table-cell table:number-columns-repeated="3"/>
        </table:table-row>
        <table:table-row table:style-name="ro1">
          <table:table-cell office:value-type="float" office:value="555.832810802798" calcext:value-type="float">
            <text:p>555.832810802798</text:p>
          </table:table-cell>
          <table:table-cell table:number-columns-repeated="3"/>
        </table:table-row>
        <table:table-row table:style-name="ro1">
          <table:table-cell office:value-type="float" office:value="560.343147766152" calcext:value-type="float">
            <text:p>560.343147766152</text:p>
          </table:table-cell>
          <table:table-cell table:number-columns-repeated="3"/>
        </table:table-row>
        <table:table-row table:style-name="ro1">
          <table:table-cell office:value-type="float" office:value="628.476539480987" calcext:value-type="float">
            <text:p>628.476539480987</text:p>
          </table:table-cell>
          <table:table-cell table:number-columns-repeated="3"/>
        </table:table-row>
        <table:table-row table:style-name="ro1">
          <table:table-cell office:value-type="float" office:value="989.955789210841" calcext:value-type="float">
            <text:p>989.955789210841</text:p>
          </table:table-cell>
          <table:table-cell table:number-columns-repeated="3"/>
        </table:table-row>
        <table:table-row table:style-name="ro1">
          <table:table-cell office:value-type="float" office:value="1910.45373477868" calcext:value-type="float">
            <text:p>1910.45373477868</text:p>
          </table:table-cell>
          <table:table-cell table:number-columns-repeated="3"/>
        </table:table-row>
        <table:table-row table:style-name="ro1">
          <table:table-cell office:value-type="float" office:value="2142.82254731935" calcext:value-type="float">
            <text:p>2142.82254731935</text:p>
          </table:table-cell>
          <table:table-cell table:number-columns-repeated="3"/>
        </table:table-row>
      </table:table>
      <table:named-expressions/>
      <table:database-ranges>
        <table:database-range table:name="__Anonymous_Sheet_DB__0" table:target-range-address="ComparisonResult.A1:ComparisonResult.K101">
          <table:sort>
            <table:sort-by table:field-number="8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en" fo:country="IN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05-28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date>2021-05-28T11:23:41.809693770</dc:date>
    <meta:editing-duration>PT30M36S</meta:editing-duration>
    <meta:editing-cycles>1</meta:editing-cycles>
    <meta:document-statistic meta:table-count="2" meta:cell-count="1207" meta:object-count="0"/>
    <meta:generator>LibreOffice/6.4.7.2$Linux_X86_64 LibreOffice_project/40$Build-2</meta:generator>
  </office:meta>
</office:document-meta>
</file>